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D0000015E34831C08.jp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ライセンス" style:family="table">
      <style:table-properties style:width="17cm" table:align="margins" fo:keep-with-next="always"/>
    </style:style>
    <style:style style:name="ライセンス.A" style:family="table-column">
      <style:table-column-properties style:column-width="17cm" style:rel-column-width="65535*"/>
    </style:style>
    <style:style style:name="ライセンス.1" style:family="table-row">
      <style:table-row-properties style:min-row-height="7.885cm"/>
    </style:style>
    <style:style style:name="ライセンス.A1" style:family="table-cell">
      <style:table-cell-properties fo:padding="0.097cm" fo:border="0.05pt solid #000000"/>
    </style:style>
    <style:style style:name="表58" style:family="table">
      <style:table-properties style:width="15.346cm" fo:margin-left="1.281cm" table:align="left"/>
    </style:style>
    <style:style style:name="表58.A" style:family="table-column">
      <style:table-column-properties style:column-width="1.111cm"/>
    </style:style>
    <style:style style:name="表58.B" style:family="table-column">
      <style:table-column-properties style:column-width="3.36cm"/>
    </style:style>
    <style:style style:name="表58.C" style:family="table-column">
      <style:table-column-properties style:column-width="10.874cm"/>
    </style:style>
    <style:style style:name="表58.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58.C1" style:family="table-cell">
      <style:table-cell-properties fo:background-color="#c0c0c0" fo:padding="0.097cm" fo:border="0.05pt solid #000000">
        <style:background-image/>
      </style:table-cell-properties>
    </style:style>
    <style:style style:name="表58.A2" style:family="table-cell">
      <style:table-cell-properties fo:padding="0.097cm" fo:border-left="0.05pt solid #000000" fo:border-right="none" fo:border-top="none" fo:border-bottom="0.05pt solid #000000"/>
    </style:style>
    <style:style style:name="表58.B2" style:family="table-cell">
      <style:table-cell-properties fo:padding="0.097cm" fo:border-left="0.05pt solid #000000" fo:border-right="none" fo:border-top="none" fo:border-bottom="0.05pt solid #000000"/>
    </style:style>
    <style:style style:name="表58.C2" style:family="table-cell">
      <style:table-cell-properties fo:padding="0.097cm" fo:border-left="0.05pt solid #000000" fo:border-right="0.05pt solid #000000" fo:border-top="none" fo:border-bottom="0.05pt solid #000000"/>
    </style:style>
    <style:style style:name="表58.A3" style:family="table-cell">
      <style:table-cell-properties fo:padding="0.097cm" fo:border-left="0.05pt solid #000000" fo:border-right="none" fo:border-top="none" fo:border-bottom="0.05pt solid #000000"/>
    </style:style>
    <style:style style:name="表58.B3" style:family="table-cell">
      <style:table-cell-properties fo:padding="0.097cm" fo:border-left="0.05pt solid #000000" fo:border-right="none" fo:border-top="none" fo:border-bottom="0.05pt solid #000000"/>
    </style:style>
    <style:style style:name="表58.C3" style:family="table-cell">
      <style:table-cell-properties fo:padding="0.097cm" fo:border-left="0.05pt solid #000000" fo:border-right="0.05pt solid #000000" fo:border-top="none" fo:border-bottom="0.05pt solid #000000"/>
    </style:style>
    <style:style style:name="表58.A4" style:family="table-cell">
      <style:table-cell-properties fo:padding="0.097cm" fo:border-left="0.05pt solid #000000" fo:border-right="none" fo:border-top="none" fo:border-bottom="0.05pt solid #000000"/>
    </style:style>
    <style:style style:name="表58.B4" style:family="table-cell">
      <style:table-cell-properties fo:padding="0.097cm" fo:border-left="0.05pt solid #000000" fo:border-right="none" fo:border-top="none" fo:border-bottom="0.05pt solid #000000"/>
    </style:style>
    <style:style style:name="表58.C4" style:family="table-cell">
      <style:table-cell-properties fo:padding="0.097cm" fo:border-left="0.05pt solid #000000" fo:border-right="0.05pt solid #000000" fo:border-top="none" fo:border-bottom="0.05pt solid #000000"/>
    </style:style>
    <style:style style:name="表24" style:family="table">
      <style:table-properties style:width="8.467cm" fo:margin-left="4.694cm" table:align="left"/>
    </style:style>
    <style:style style:name="表24.A" style:family="table-column">
      <style:table-column-properties style:column-width="4.207cm"/>
    </style:style>
    <style:style style:name="表24.B" style:family="table-column">
      <style:table-column-properties style:column-width="4.26cm"/>
    </style:style>
    <style:style style:name="表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24.B1" style:family="table-cell">
      <style:table-cell-properties fo:background-color="#cccccc" fo:padding="0.097cm" fo:border="0.05pt solid #000000">
        <style:background-image/>
      </style:table-cell-properties>
    </style:style>
    <style:style style:name="表24.A2" style:family="table-cell">
      <style:table-cell-properties fo:padding="0.097cm" fo:border-left="0.05pt solid #000000" fo:border-right="none" fo:border-top="none" fo:border-bottom="0.05pt solid #000000"/>
    </style:style>
    <style:style style:name="表24.B2" style:family="table-cell">
      <style:table-cell-properties fo:padding="0.097cm" fo:border-left="0.05pt solid #000000" fo:border-right="0.05pt solid #000000" fo:border-top="none" fo:border-bottom="0.05pt solid #000000"/>
    </style:style>
    <style:style style:name="表24.A3" style:family="table-cell">
      <style:table-cell-properties fo:padding="0.097cm" fo:border-left="0.05pt solid #000000" fo:border-right="none" fo:border-top="none" fo:border-bottom="0.05pt solid #000000"/>
    </style:style>
    <style:style style:name="表24.B3" style:family="table-cell">
      <style:table-cell-properties fo:padding="0.097cm" fo:border-left="0.05pt solid #000000" fo:border-right="0.05pt solid #000000" fo:border-top="none" fo:border-bottom="0.05pt solid #000000"/>
    </style:style>
    <style:style style:name="表1" style:family="table">
      <style:table-properties style:width="15.61cm" fo:margin-left="1.386cm" fo:margin-right="0.004cm" table:align="margins" style:writing-mode="lr-tb"/>
    </style:style>
    <style:style style:name="表1.A" style:family="table-column">
      <style:table-column-properties style:column-width="7.858cm" style:rel-column-width="32989*"/>
    </style:style>
    <style:style style:name="表1.B" style:family="table-column">
      <style:table-column-properties style:column-width="7.752cm" style:rel-column-width="32546*"/>
    </style:style>
    <style:style style:name="表1.1" style:family="table-row">
      <style:table-row-properties fo:keep-together="auto"/>
    </style:style>
    <style:style style:name="表1.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1.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1.2" style:family="table-row">
      <style:table-row-properties style:min-row-height="1.305cm" fo:keep-together="auto"/>
    </style:style>
    <style:style style:name="表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3" style:family="table">
      <style:table-properties style:width="15.61cm" fo:margin-left="1.386cm" fo:margin-right="0.004cm" table:align="margins" style:writing-mode="lr-tb"/>
    </style:style>
    <style:style style:name="表3.A" style:family="table-column">
      <style:table-column-properties style:column-width="7.858cm" style:rel-column-width="32989*"/>
    </style:style>
    <style:style style:name="表3.B" style:family="table-column">
      <style:table-column-properties style:column-width="7.752cm" style:rel-column-width="32546*"/>
    </style:style>
    <style:style style:name="表3.1" style:family="table-row">
      <style:table-row-properties fo:keep-together="auto"/>
    </style:style>
    <style:style style:name="表3.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3.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3.2" style:family="table-row">
      <style:table-row-properties style:min-row-height="1.305cm" fo:keep-together="auto"/>
    </style:style>
    <style:style style:name="表3.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3.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6" style:family="table">
      <style:table-properties style:width="15.663cm" fo:margin-left="1.36cm" table:align="left"/>
    </style:style>
    <style:style style:name="表6.A" style:family="table-column">
      <style:table-column-properties style:column-width="15.663cm"/>
    </style:style>
    <style:style style:name="表6.A1" style:family="table-cell">
      <style:table-cell-properties fo:padding="0.097cm" fo:border="0.05pt solid #000000"/>
    </style:style>
    <style:style style:name="表7" style:family="table">
      <style:table-properties style:width="15.61cm" fo:margin-left="1.386cm" fo:margin-right="0.004cm" table:align="margins" style:writing-mode="lr-tb"/>
    </style:style>
    <style:style style:name="表7.A" style:family="table-column">
      <style:table-column-properties style:column-width="7.858cm" style:rel-column-width="32989*"/>
    </style:style>
    <style:style style:name="表7.B" style:family="table-column">
      <style:table-column-properties style:column-width="7.752cm" style:rel-column-width="32546*"/>
    </style:style>
    <style:style style:name="表7.1" style:family="table-row">
      <style:table-row-properties fo:keep-together="auto"/>
    </style:style>
    <style:style style:name="表7.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7.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7.2" style:family="table-row">
      <style:table-row-properties style:min-row-height="1.305cm" fo:keep-together="auto"/>
    </style:style>
    <style:style style:name="表7.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7.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5" style:family="table">
      <style:table-properties style:width="15.663cm" fo:margin-left="1.36cm" table:align="left"/>
    </style:style>
    <style:style style:name="表5.A" style:family="table-column">
      <style:table-column-properties style:column-width="15.663cm"/>
    </style:style>
    <style:style style:name="表5.A1" style:family="table-cell">
      <style:table-cell-properties fo:padding="0.097cm" fo:border="0.05pt solid #000000"/>
    </style:style>
    <style:style style:name="表8" style:family="table">
      <style:table-properties style:width="15.663cm" fo:margin-left="1.36cm" table:align="left"/>
    </style:style>
    <style:style style:name="表8.A" style:family="table-column">
      <style:table-column-properties style:column-width="15.663cm"/>
    </style:style>
    <style:style style:name="表8.A1" style:family="table-cell">
      <style:table-cell-properties fo:padding="0.097cm" fo:border="0.05pt solid #000000"/>
    </style:style>
    <style:style style:name="表9" style:family="table">
      <style:table-properties style:width="15.663cm" fo:margin-left="1.36cm" table:align="left"/>
    </style:style>
    <style:style style:name="表9.A" style:family="table-column">
      <style:table-column-properties style:column-width="15.663cm"/>
    </style:style>
    <style:style style:name="表9.A1" style:family="table-cell">
      <style:table-cell-properties fo:padding="0.097cm" fo:border="0.05pt solid #000000"/>
    </style:style>
    <style:style style:name="表15" style:family="table">
      <style:table-properties style:width="15.61cm" fo:margin-left="1.386cm" fo:margin-right="0.004cm" table:align="margins" style:writing-mode="lr-tb"/>
    </style:style>
    <style:style style:name="表15.A" style:family="table-column">
      <style:table-column-properties style:column-width="7.858cm" style:rel-column-width="32989*"/>
    </style:style>
    <style:style style:name="表15.B" style:family="table-column">
      <style:table-column-properties style:column-width="7.752cm" style:rel-column-width="32546*"/>
    </style:style>
    <style:style style:name="表15.1" style:family="table-row">
      <style:table-row-properties fo:keep-together="auto"/>
    </style:style>
    <style:style style:name="表15.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15.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15.2" style:family="table-row">
      <style:table-row-properties style:min-row-height="1.305cm" fo:keep-together="auto"/>
    </style:style>
    <style:style style:name="表1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15.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0" style:family="table">
      <style:table-properties style:width="15.663cm" fo:margin-left="1.36cm" table:align="left"/>
    </style:style>
    <style:style style:name="表10.A" style:family="table-column">
      <style:table-column-properties style:column-width="15.663cm"/>
    </style:style>
    <style:style style:name="表10.A1" style:family="table-cell">
      <style:table-cell-properties fo:padding="0.097cm" fo:border="0.05pt solid #000000"/>
    </style:style>
    <style:style style:name="表11" style:family="table">
      <style:table-properties style:width="15.663cm" fo:margin-left="1.36cm" table:align="left"/>
    </style:style>
    <style:style style:name="表11.A" style:family="table-column">
      <style:table-column-properties style:column-width="15.663cm"/>
    </style:style>
    <style:style style:name="表11.A1" style:family="table-cell">
      <style:table-cell-properties fo:padding="0.097cm" fo:border="0.05pt solid #000000"/>
    </style:style>
    <style:style style:name="表12" style:family="table">
      <style:table-properties style:width="15.61cm" fo:margin-left="1.386cm" fo:margin-right="0.004cm" table:align="margins" style:writing-mode="lr-tb"/>
    </style:style>
    <style:style style:name="表12.A" style:family="table-column">
      <style:table-column-properties style:column-width="7.858cm" style:rel-column-width="32989*"/>
    </style:style>
    <style:style style:name="表12.B" style:family="table-column">
      <style:table-column-properties style:column-width="7.752cm" style:rel-column-width="32546*"/>
    </style:style>
    <style:style style:name="表12.1" style:family="table-row">
      <style:table-row-properties fo:keep-together="auto"/>
    </style:style>
    <style:style style:name="表1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12.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12.2" style:family="table-row">
      <style:table-row-properties style:min-row-height="1.305cm" fo:keep-together="auto"/>
    </style:style>
    <style:style style:name="表1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1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3" style:family="table">
      <style:table-properties style:width="15.663cm" fo:margin-left="1.36cm" table:align="left"/>
    </style:style>
    <style:style style:name="表13.A" style:family="table-column">
      <style:table-column-properties style:column-width="15.663cm"/>
    </style:style>
    <style:style style:name="表13.A1" style:family="table-cell">
      <style:table-cell-properties fo:padding="0.097cm" fo:border="0.05pt solid #000000"/>
    </style:style>
    <style:style style:name="表14" style:family="table">
      <style:table-properties style:width="15.61cm" fo:margin-left="1.386cm" fo:margin-right="0.004cm" table:align="margins" style:writing-mode="lr-tb"/>
    </style:style>
    <style:style style:name="表14.A" style:family="table-column">
      <style:table-column-properties style:column-width="7.858cm" style:rel-column-width="32989*"/>
    </style:style>
    <style:style style:name="表14.B" style:family="table-column">
      <style:table-column-properties style:column-width="7.752cm" style:rel-column-width="32546*"/>
    </style:style>
    <style:style style:name="表14.1" style:family="table-row">
      <style:table-row-properties fo:keep-together="auto"/>
    </style:style>
    <style:style style:name="表14.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14.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14.2" style:family="table-row">
      <style:table-row-properties style:min-row-height="1.305cm" fo:keep-together="auto"/>
    </style:style>
    <style:style style:name="表1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1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8" style:family="table">
      <style:table-properties style:width="15.61cm" fo:margin-left="1.386cm" fo:margin-right="0.004cm" table:align="margins" style:writing-mode="lr-tb"/>
    </style:style>
    <style:style style:name="表18.A" style:family="table-column">
      <style:table-column-properties style:column-width="7.858cm" style:rel-column-width="32989*"/>
    </style:style>
    <style:style style:name="表18.B" style:family="table-column">
      <style:table-column-properties style:column-width="7.752cm" style:rel-column-width="32546*"/>
    </style:style>
    <style:style style:name="表18.1" style:family="table-row">
      <style:table-row-properties fo:keep-together="auto"/>
    </style:style>
    <style:style style:name="表18.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18.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18.2" style:family="table-row">
      <style:table-row-properties style:min-row-height="1.305cm" fo:keep-together="auto"/>
    </style:style>
    <style:style style:name="表18.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18.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0" style:family="table">
      <style:table-properties style:width="15.663cm" fo:margin-left="1.36cm" table:align="left"/>
    </style:style>
    <style:style style:name="表20.A" style:family="table-column">
      <style:table-column-properties style:column-width="15.663cm"/>
    </style:style>
    <style:style style:name="表20.A1" style:family="table-cell">
      <style:table-cell-properties fo:padding="0.097cm" fo:border="0.05pt solid #000000"/>
    </style:style>
    <style:style style:name="表21" style:family="table">
      <style:table-properties style:width="15.663cm" fo:margin-left="1.36cm" table:align="left"/>
    </style:style>
    <style:style style:name="表21.A" style:family="table-column">
      <style:table-column-properties style:column-width="15.663cm"/>
    </style:style>
    <style:style style:name="表21.A1" style:family="table-cell">
      <style:table-cell-properties fo:padding="0.097cm" fo:border="0.05pt solid #000000"/>
    </style:style>
    <style:style style:name="表22" style:family="table">
      <style:table-properties style:width="15.663cm" fo:margin-left="1.36cm" table:align="left"/>
    </style:style>
    <style:style style:name="表22.A" style:family="table-column">
      <style:table-column-properties style:column-width="15.663cm"/>
    </style:style>
    <style:style style:name="表22.A1" style:family="table-cell">
      <style:table-cell-properties fo:padding="0.097cm" fo:border="0.05pt solid #000000"/>
    </style:style>
    <style:style style:name="表16" style:family="table">
      <style:table-properties style:width="15.663cm" fo:margin-left="1.36cm" table:align="left"/>
    </style:style>
    <style:style style:name="表16.A" style:family="table-column">
      <style:table-column-properties style:column-width="15.663cm"/>
    </style:style>
    <style:style style:name="表16.A1" style:family="table-cell">
      <style:table-cell-properties fo:padding="0.097cm" fo:border="0.05pt solid #000000"/>
    </style:style>
    <style:style style:name="表17" style:family="table">
      <style:table-properties style:width="11.483cm" fo:margin-left="2.233cm" table:align="left"/>
    </style:style>
    <style:style style:name="表17.A" style:family="table-column">
      <style:table-column-properties style:column-width="4.401cm"/>
    </style:style>
    <style:style style:name="表17.B" style:family="table-column">
      <style:table-column-properties style:column-width="4.013cm"/>
    </style:style>
    <style:style style:name="表17.C" style:family="table-column">
      <style:table-column-properties style:column-width="3.069cm"/>
    </style:style>
    <style:style style:name="表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7.C1" style:family="table-cell">
      <style:table-cell-properties fo:background-color="#c0c0c0" fo:padding="0.097cm" fo:border="0.05pt solid #000000">
        <style:background-image/>
      </style:table-cell-properties>
    </style:style>
    <style:style style:name="表17.A2" style:family="table-cell">
      <style:table-cell-properties fo:padding="0.097cm" fo:border-left="0.05pt solid #000000" fo:border-right="none" fo:border-top="none" fo:border-bottom="0.05pt solid #000000"/>
    </style:style>
    <style:style style:name="表17.B2" style:family="table-cell">
      <style:table-cell-properties fo:padding="0.097cm" fo:border-left="0.05pt solid #000000" fo:border-right="none" fo:border-top="none" fo:border-bottom="0.05pt solid #000000"/>
    </style:style>
    <style:style style:name="表17.C2" style:family="table-cell">
      <style:table-cell-properties fo:padding="0.097cm" fo:border-left="0.05pt solid #000000" fo:border-right="0.05pt solid #000000" fo:border-top="none" fo:border-bottom="0.05pt solid #000000"/>
    </style:style>
    <style:style style:name="表17.A3" style:family="table-cell">
      <style:table-cell-properties fo:padding="0.097cm" fo:border-left="0.05pt solid #000000" fo:border-right="none" fo:border-top="none" fo:border-bottom="0.05pt solid #000000"/>
    </style:style>
    <style:style style:name="表17.B3" style:family="table-cell">
      <style:table-cell-properties fo:padding="0.097cm" fo:border-left="0.05pt solid #000000" fo:border-right="none" fo:border-top="none" fo:border-bottom="0.05pt solid #000000"/>
    </style:style>
    <style:style style:name="表17.C3" style:family="table-cell">
      <style:table-cell-properties fo:padding="0.097cm" fo:border-left="0.05pt solid #000000" fo:border-right="0.05pt solid #000000" fo:border-top="none" fo:border-bottom="0.05pt solid #000000"/>
    </style:style>
    <style:style style:name="表17.A4" style:family="table-cell">
      <style:table-cell-properties fo:padding="0.097cm" fo:border-left="0.05pt solid #000000" fo:border-right="none" fo:border-top="none" fo:border-bottom="0.05pt solid #000000"/>
    </style:style>
    <style:style style:name="表17.B4" style:family="table-cell">
      <style:table-cell-properties fo:padding="0.097cm" fo:border-left="0.05pt solid #000000" fo:border-right="none" fo:border-top="none" fo:border-bottom="0.05pt solid #000000"/>
    </style:style>
    <style:style style:name="表17.C4" style:family="table-cell">
      <style:table-cell-properties fo:padding="0.097cm" fo:border-left="0.05pt solid #000000" fo:border-right="0.05pt solid #000000" fo:border-top="none" fo:border-bottom="0.05pt solid #000000"/>
    </style:style>
    <style:style style:name="表17.A5" style:family="table-cell">
      <style:table-cell-properties fo:padding="0.097cm" fo:border-left="0.05pt solid #000000" fo:border-right="none" fo:border-top="none" fo:border-bottom="0.05pt solid #000000"/>
    </style:style>
    <style:style style:name="表17.B5" style:family="table-cell">
      <style:table-cell-properties fo:padding="0.097cm" fo:border-left="0.05pt solid #000000" fo:border-right="none" fo:border-top="none" fo:border-bottom="0.05pt solid #000000"/>
    </style:style>
    <style:style style:name="表17.C5" style:family="table-cell">
      <style:table-cell-properties fo:padding="0.097cm" fo:border-left="0.05pt solid #000000" fo:border-right="0.05pt solid #000000" fo:border-top="none" fo:border-bottom="0.05pt solid #000000"/>
    </style:style>
    <style:style style:name="表17.A6" style:family="table-cell">
      <style:table-cell-properties fo:padding="0.097cm" fo:border-left="0.05pt solid #000000" fo:border-right="none" fo:border-top="none" fo:border-bottom="0.05pt solid #000000"/>
    </style:style>
    <style:style style:name="表17.B6" style:family="table-cell">
      <style:table-cell-properties fo:padding="0.097cm" fo:border-left="0.05pt solid #000000" fo:border-right="none" fo:border-top="none" fo:border-bottom="0.05pt solid #000000"/>
    </style:style>
    <style:style style:name="表17.C6" style:family="table-cell">
      <style:table-cell-properties fo:padding="0.097cm" fo:border-left="0.05pt solid #000000" fo:border-right="0.05pt solid #000000" fo:border-top="none" fo:border-bottom="0.05pt solid #000000"/>
    </style:style>
    <style:style style:name="表17.A7" style:family="table-cell">
      <style:table-cell-properties fo:padding="0.097cm" fo:border-left="0.05pt solid #000000" fo:border-right="none" fo:border-top="none" fo:border-bottom="0.05pt solid #000000"/>
    </style:style>
    <style:style style:name="表17.B7" style:family="table-cell">
      <style:table-cell-properties fo:padding="0.097cm" fo:border-left="0.05pt solid #000000" fo:border-right="none" fo:border-top="none" fo:border-bottom="0.05pt solid #000000"/>
    </style:style>
    <style:style style:name="表17.C7" style:family="table-cell">
      <style:table-cell-properties fo:padding="0.097cm" fo:border-left="0.05pt solid #000000" fo:border-right="0.05pt solid #000000" fo:border-top="none" fo:border-bottom="0.05pt solid #000000"/>
    </style:style>
    <style:style style:name="表19" style:family="table">
      <style:table-properties style:width="15.663cm" fo:margin-left="1.36cm" table:align="left"/>
    </style:style>
    <style:style style:name="表19.A" style:family="table-column">
      <style:table-column-properties style:column-width="15.663cm"/>
    </style:style>
    <style:style style:name="表19.A1" style:family="table-cell">
      <style:table-cell-properties fo:padding="0.097cm" fo:border="0.05pt solid #000000"/>
    </style:style>
    <style:style style:name="表23" style:family="table">
      <style:table-properties style:width="15.61cm" fo:margin-left="1.386cm" fo:margin-right="0.004cm" table:align="margins" style:writing-mode="lr-tb"/>
    </style:style>
    <style:style style:name="表23.A" style:family="table-column">
      <style:table-column-properties style:column-width="7.858cm" style:rel-column-width="32989*"/>
    </style:style>
    <style:style style:name="表23.B" style:family="table-column">
      <style:table-column-properties style:column-width="7.752cm" style:rel-column-width="32546*"/>
    </style:style>
    <style:style style:name="表23.1" style:family="table-row">
      <style:table-row-properties fo:keep-together="auto"/>
    </style:style>
    <style:style style:name="表23.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3.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3.2" style:family="table-row">
      <style:table-row-properties style:min-row-height="1.305cm" fo:keep-together="auto"/>
    </style:style>
    <style:style style:name="表23.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3.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4" style:family="table">
      <style:table-properties style:width="17cm" table:align="margins" fo:keep-with-next="always"/>
    </style:style>
    <style:style style:name="表4.A" style:family="table-column">
      <style:table-column-properties style:column-width="4.249cm" style:rel-column-width="16383*"/>
    </style:style>
    <style:style style:name="表4.D" style:family="table-column">
      <style:table-column-properties style:column-width="4.251cm" style:rel-column-width="16386*"/>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D1" style:family="table-cell">
      <style:table-cell-properties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none" fo:border-top="none" fo:border-bottom="0.05pt solid #000000"/>
    </style:style>
    <style:style style:name="表4.D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none" fo:border-top="none" fo:border-bottom="0.05pt solid #000000"/>
    </style:style>
    <style:style style:name="表4.D4" style:family="table-cell">
      <style:table-cell-properties fo:padding="0.097cm" fo:border-left="0.05pt solid #000000" fo:border-right="0.05pt solid #000000" fo:border-top="none" fo:border-bottom="0.05pt solid #000000"/>
    </style:style>
    <style:style style:name="表4.A5" style:family="table-cell">
      <style:table-cell-properties fo:padding="0.097cm" fo:border-left="0.05pt solid #000000" fo:border-right="none" fo:border-top="none" fo:border-bottom="0.05pt solid #000000"/>
    </style:style>
    <style:style style:name="表4.B5" style:family="table-cell">
      <style:table-cell-properties fo:padding="0.097cm" fo:border-left="0.05pt solid #000000" fo:border-right="none" fo:border-top="none" fo:border-bottom="0.05pt solid #000000"/>
    </style:style>
    <style:style style:name="表4.C5" style:family="table-cell">
      <style:table-cell-properties fo:padding="0.097cm" fo:border-left="0.05pt solid #000000" fo:border-right="none" fo:border-top="none" fo:border-bottom="0.05pt solid #000000"/>
    </style:style>
    <style:style style:name="表4.D5" style:family="table-cell">
      <style:table-cell-properties fo:padding="0.097cm" fo:border-left="0.05pt solid #000000" fo:border-right="0.05pt solid #000000" fo:border-top="none" fo:border-bottom="0.05pt solid #000000"/>
    </style:style>
    <style:style style:name="表4.A6" style:family="table-cell">
      <style:table-cell-properties fo:padding="0.097cm" fo:border-left="0.05pt solid #000000" fo:border-right="none" fo:border-top="none" fo:border-bottom="0.05pt solid #000000"/>
    </style:style>
    <style:style style:name="表4.B6" style:family="table-cell">
      <style:table-cell-properties fo:padding="0.097cm" fo:border-left="0.05pt solid #000000" fo:border-right="none" fo:border-top="none" fo:border-bottom="0.05pt solid #000000"/>
    </style:style>
    <style:style style:name="表4.C6" style:family="table-cell">
      <style:table-cell-properties fo:padding="0.097cm" fo:border-left="0.05pt solid #000000" fo:border-right="none" fo:border-top="none" fo:border-bottom="0.05pt solid #000000"/>
    </style:style>
    <style:style style:name="表4.D6" style:family="table-cell">
      <style:table-cell-properties fo:padding="0.097cm" fo:border-left="0.05pt solid #000000" fo:border-right="0.05pt solid #000000" fo:border-top="none" fo:border-bottom="0.05pt solid #000000"/>
    </style:style>
    <style:style style:name="表4.A7" style:family="table-cell">
      <style:table-cell-properties fo:padding="0.097cm" fo:border-left="0.05pt solid #000000" fo:border-right="none" fo:border-top="none" fo:border-bottom="0.05pt solid #000000"/>
    </style:style>
    <style:style style:name="表4.B7" style:family="table-cell">
      <style:table-cell-properties fo:padding="0.097cm" fo:border-left="0.05pt solid #000000" fo:border-right="none" fo:border-top="none" fo:border-bottom="0.05pt solid #000000"/>
    </style:style>
    <style:style style:name="表4.C7" style:family="table-cell">
      <style:table-cell-properties fo:padding="0.097cm" fo:border-left="0.05pt solid #000000" fo:border-right="none" fo:border-top="none" fo:border-bottom="0.05pt solid #000000"/>
    </style:style>
    <style:style style:name="表4.D7" style:family="table-cell">
      <style:table-cell-properties fo:padding="0.097cm" fo:border-left="0.05pt solid #000000" fo:border-right="0.05pt solid #000000" fo:border-top="none" fo:border-bottom="0.05pt solid #000000"/>
    </style:style>
    <style:style style:name="表4.A8" style:family="table-cell">
      <style:table-cell-properties fo:padding="0.097cm" fo:border-left="0.05pt solid #000000" fo:border-right="none" fo:border-top="none" fo:border-bottom="0.05pt solid #000000"/>
    </style:style>
    <style:style style:name="表4.B8" style:family="table-cell">
      <style:table-cell-properties fo:padding="0.097cm" fo:border-left="0.05pt solid #000000" fo:border-right="none" fo:border-top="none" fo:border-bottom="0.05pt solid #000000"/>
    </style:style>
    <style:style style:name="表4.C8" style:family="table-cell">
      <style:table-cell-properties fo:padding="0.097cm" fo:border-left="0.05pt solid #000000" fo:border-right="none" fo:border-top="none" fo:border-bottom="0.05pt solid #000000"/>
    </style:style>
    <style:style style:name="表4.D8" style:family="table-cell">
      <style:table-cell-properties fo:padding="0.097cm" fo:border-left="0.05pt solid #000000" fo:border-right="0.05pt solid #000000" fo:border-top="none" fo:border-bottom="0.05pt solid #000000"/>
    </style:style>
    <style:style style:name="表4.A9" style:family="table-cell">
      <style:table-cell-properties fo:padding="0.097cm" fo:border-left="0.05pt solid #000000" fo:border-right="none" fo:border-top="none" fo:border-bottom="0.05pt solid #000000"/>
    </style:style>
    <style:style style:name="表4.B9" style:family="table-cell">
      <style:table-cell-properties fo:padding="0.097cm" fo:border-left="0.05pt solid #000000" fo:border-right="none" fo:border-top="none" fo:border-bottom="0.05pt solid #000000"/>
    </style:style>
    <style:style style:name="表4.C9" style:family="table-cell">
      <style:table-cell-properties fo:padding="0.097cm" fo:border-left="0.05pt solid #000000" fo:border-right="none" fo:border-top="none" fo:border-bottom="0.05pt solid #000000"/>
    </style:style>
    <style:style style:name="表4.D9" style:family="table-cell">
      <style:table-cell-properties fo:padding="0.097cm" fo:border-left="0.05pt solid #000000" fo:border-right="0.05pt solid #000000" fo:border-top="none" fo:border-bottom="0.05pt solid #000000"/>
    </style:style>
    <style:style style:name="表4.A10" style:family="table-cell">
      <style:table-cell-properties fo:padding="0.097cm" fo:border-left="0.05pt solid #000000" fo:border-right="none" fo:border-top="none" fo:border-bottom="0.05pt solid #000000"/>
    </style:style>
    <style:style style:name="表4.B10" style:family="table-cell">
      <style:table-cell-properties fo:padding="0.097cm" fo:border-left="0.05pt solid #000000" fo:border-right="none" fo:border-top="none" fo:border-bottom="0.05pt solid #000000"/>
    </style:style>
    <style:style style:name="表4.C10" style:family="table-cell">
      <style:table-cell-properties fo:padding="0.097cm" fo:border-left="0.05pt solid #000000" fo:border-right="none" fo:border-top="none" fo:border-bottom="0.05pt solid #000000"/>
    </style:style>
    <style:style style:name="表4.D10" style:family="table-cell">
      <style:table-cell-properties fo:padding="0.097cm" fo:border-left="0.05pt solid #000000" fo:border-right="0.05pt solid #000000" fo:border-top="none" fo:border-bottom="0.05pt solid #000000"/>
    </style:style>
    <style:style style:name="表4.A11" style:family="table-cell">
      <style:table-cell-properties fo:padding="0.097cm" fo:border-left="0.05pt solid #000000" fo:border-right="none" fo:border-top="none" fo:border-bottom="0.05pt solid #000000"/>
    </style:style>
    <style:style style:name="表4.B11" style:family="table-cell">
      <style:table-cell-properties fo:padding="0.097cm" fo:border-left="0.05pt solid #000000" fo:border-right="none" fo:border-top="none" fo:border-bottom="0.05pt solid #000000"/>
    </style:style>
    <style:style style:name="表4.C11" style:family="table-cell">
      <style:table-cell-properties fo:padding="0.097cm" fo:border-left="0.05pt solid #000000" fo:border-right="none" fo:border-top="none" fo:border-bottom="0.05pt solid #000000"/>
    </style:style>
    <style:style style:name="表4.D11" style:family="table-cell">
      <style:table-cell-properties fo:padding="0.097cm" fo:border-left="0.05pt solid #000000" fo:border-right="0.05pt solid #000000" fo:border-top="none" fo:border-bottom="0.05pt solid #000000"/>
    </style:style>
    <style:style style:name="表25" style:family="table">
      <style:table-properties style:width="15.61cm" fo:margin-left="1.386cm" fo:margin-right="0.004cm" table:align="margins" style:writing-mode="lr-tb"/>
    </style:style>
    <style:style style:name="表25.A" style:family="table-column">
      <style:table-column-properties style:column-width="7.858cm" style:rel-column-width="32989*"/>
    </style:style>
    <style:style style:name="表25.B" style:family="table-column">
      <style:table-column-properties style:column-width="7.752cm" style:rel-column-width="32546*"/>
    </style:style>
    <style:style style:name="表25.1" style:family="table-row">
      <style:table-row-properties fo:keep-together="auto"/>
    </style:style>
    <style:style style:name="表25.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5.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5.2" style:family="table-row">
      <style:table-row-properties style:min-row-height="0.75cm" fo:keep-together="auto"/>
    </style:style>
    <style:style style:name="表2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5.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6" style:family="table">
      <style:table-properties style:width="15.663cm" fo:margin-left="1.36cm" table:align="left"/>
    </style:style>
    <style:style style:name="表26.A" style:family="table-column">
      <style:table-column-properties style:column-width="15.663cm"/>
    </style:style>
    <style:style style:name="表26.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officeooo:rsid="001a731c" officeooo:paragraph-rsid="001a731c" style:font-name-asian="ＭＳ ゴシック" style:font-size-asian="9pt" style:language-asian="ja" style:country-asian="JP" style:font-size-complex="9pt"/>
    </style:style>
    <style:style style:name="P3" style:family="paragraph" style:parent-style-name="Standard">
      <style:text-properties style:font-name="ＭＳ ゴシック" fo:font-size="9pt" officeooo:rsid="001a731c" officeooo:paragraph-rsid="00cff718" style:font-name-asian="ＭＳ ゴシック" style:font-size-asian="9pt" style:language-asian="ja" style:country-asian="JP" style:font-size-complex="9pt"/>
    </style:style>
    <style:style style:name="P4" style:family="paragraph" style:parent-style-name="Standard">
      <style:text-properties officeooo:paragraph-rsid="002110a5"/>
    </style:style>
    <style:style style:name="P5" style:family="paragraph" style:parent-style-name="_39_93.見出し大_28_その他_29_">
      <style:paragraph-properties fo:break-before="page"/>
    </style:style>
    <style:style style:name="P6" style:family="paragraph" style:parent-style-name="_39_93.見出し大_28_その他_29_">
      <style:paragraph-properties fo:break-before="page"/>
      <style:text-properties officeooo:rsid="001a731c" officeooo:paragraph-rsid="00e0f93b"/>
    </style:style>
    <style:style style:name="P7" style:family="paragraph" style:parent-style-name="_39_93.見出し大_28_その他_29_">
      <style:paragraph-properties fo:break-before="page"/>
      <style:text-properties officeooo:rsid="00ee0906" officeooo:paragraph-rsid="00ee0906" style:language-asian="ja" style:country-asian="JP"/>
    </style:style>
    <style:style style:name="P8" style:family="paragraph" style:parent-style-name="_32_.本文_ff08_中見出し_ff09_">
      <style:paragraph-properties fo:margin-left="1.334cm" fo:margin-right="0cm" fo:text-indent="0cm" style:auto-text-indent="false"/>
      <style:text-properties officeooo:paragraph-rsid="00215f6b"/>
    </style:style>
    <style:style style:name="P9" style:family="paragraph" style:parent-style-name="_32_.本文_ff08_中見出し_ff09_">
      <style:paragraph-properties fo:margin-left="1.334cm" fo:margin-right="0cm" fo:text-indent="0cm" style:auto-text-indent="false"/>
      <style:text-properties officeooo:paragraph-rsid="010972d5" style:language-asian="ja" style:country-asian="JP"/>
    </style:style>
    <style:style style:name="P10" style:family="paragraph" style:parent-style-name="_32_.本文_ff08_中見出し_ff09_">
      <style:paragraph-properties fo:margin-left="1.334cm" fo:margin-right="0cm" fo:text-indent="0cm" style:auto-text-indent="false"/>
      <style:text-properties officeooo:paragraph-rsid="01155ad4" style:language-asian="ja" style:country-asian="JP"/>
    </style:style>
    <style:style style:name="P11" style:family="paragraph" style:parent-style-name="_32_.本文_ff08_中見出し_ff09_">
      <style:paragraph-properties fo:margin-left="1.334cm" fo:margin-right="0cm" fo:text-indent="0cm" style:auto-text-indent="false">
        <style:tab-stops/>
      </style:paragraph-properties>
      <style:text-properties officeooo:paragraph-rsid="01155ad4" style:language-asian="ja" style:country-asian="JP"/>
    </style:style>
    <style:style style:name="P12" style:family="paragraph" style:parent-style-name="_39_94.見出し中_28_その他_29_">
      <style:text-properties officeooo:paragraph-rsid="00ee0906" style:language-asian="ja" style:country-asian="JP"/>
    </style:style>
    <style:style style:name="P13" style:family="paragraph" style:parent-style-name="_39_94.見出し中_28_その他_29_">
      <style:text-properties officeooo:paragraph-rsid="01155ad4" style:language-asian="ja" style:country-asian="JP"/>
    </style:style>
    <style:style style:name="P14" style:family="paragraph" style:parent-style-name="_39_94.見出し中_28_その他_29_">
      <style:text-properties officeooo:paragraph-rsid="01155ad4"/>
    </style:style>
    <style:style style:name="P15" style:family="paragraph" style:parent-style-name="_39_4.表内">
      <style:paragraph-properties style:snap-to-layout-grid="false"/>
      <style:text-properties officeooo:paragraph-rsid="002110a5"/>
    </style:style>
    <style:style style:name="P16" style:family="paragraph" style:parent-style-name="_39_4.表内">
      <style:paragraph-properties style:snap-to-layout-grid="false"/>
      <style:text-properties officeooo:paragraph-rsid="002c0a66"/>
    </style:style>
    <style:style style:name="P17" style:family="paragraph" style:parent-style-name="_39_4.表内">
      <style:paragraph-properties style:snap-to-layout-grid="false"/>
      <style:text-properties officeooo:paragraph-rsid="00f29723"/>
    </style:style>
    <style:style style:name="P18" style:family="paragraph" style:parent-style-name="_39_4.表内">
      <style:paragraph-properties style:snap-to-layout-grid="false"/>
      <style:text-properties officeooo:rsid="002110a5" officeooo:paragraph-rsid="002110a5" style:language-asian="ja" style:country-asian="JP"/>
    </style:style>
    <style:style style:name="P19" style:family="paragraph" style:parent-style-name="_39_4.表内">
      <style:paragraph-properties style:snap-to-layout-grid="false"/>
      <style:text-properties officeooo:rsid="00f45971" officeooo:paragraph-rsid="00f29723" style:language-asian="ja" style:country-asian="JP"/>
    </style:style>
    <style:style style:name="P20" style:family="paragraph" style:parent-style-name="_39_4.表内">
      <style:paragraph-properties style:snap-to-layout-grid="false"/>
      <style:text-properties officeooo:rsid="00f77ef3" officeooo:paragraph-rsid="00f29723" style:language-asian="ja" style:country-asian="JP"/>
    </style:style>
    <style:style style:name="P21" style:family="paragraph" style:parent-style-name="_39_4.表内">
      <style:paragraph-properties style:snap-to-layout-grid="false"/>
      <style:text-properties officeooo:rsid="00f29723" officeooo:paragraph-rsid="00f29723" style:language-asian="ja" style:country-asian="JP"/>
    </style:style>
    <style:style style:name="P22" style:family="paragraph" style:parent-style-name="_39_4.表内">
      <style:paragraph-properties style:snap-to-layout-grid="false"/>
      <style:text-properties officeooo:rsid="00f55f00" officeooo:paragraph-rsid="00f55f00" style:language-asian="ja" style:country-asian="JP"/>
    </style:style>
    <style:style style:name="P23" style:family="paragraph" style:parent-style-name="_39_4.表内">
      <style:paragraph-properties style:snap-to-layout-grid="false"/>
      <style:text-properties officeooo:paragraph-rsid="01155ad4" style:language-asian="ja" style:country-asian="JP"/>
    </style:style>
    <style:style style:name="P24" style:family="paragraph" style:parent-style-name="_39_4.表内">
      <style:paragraph-properties style:snap-to-layout-grid="false"/>
      <style:text-properties officeooo:rsid="003f5bbd" officeooo:paragraph-rsid="00f29723"/>
    </style:style>
    <style:style style:name="P25" style:family="paragraph" style:parent-style-name="_39_4.表内">
      <style:paragraph-properties style:snap-to-layout-grid="false"/>
      <style:text-properties officeooo:rsid="003f5bbd" officeooo:paragraph-rsid="00f55f00"/>
    </style:style>
    <style:style style:name="P26" style:family="paragraph" style:parent-style-name="_39_4.表内">
      <style:paragraph-properties style:snap-to-layout-grid="false"/>
      <style:text-properties officeooo:rsid="003f5bbd" officeooo:paragraph-rsid="01016340"/>
    </style:style>
    <style:style style:name="P27" style:family="paragraph" style:parent-style-name="_39_4.表内">
      <style:paragraph-properties style:snap-to-layout-grid="false"/>
      <style:text-properties officeooo:rsid="003f5bbd" officeooo:paragraph-rsid="010365c9"/>
    </style:style>
    <style:style style:name="P28" style:family="paragraph" style:parent-style-name="_39_4.表内">
      <style:paragraph-properties style:snap-to-layout-grid="false"/>
      <style:text-properties officeooo:rsid="003f5bbd" officeooo:paragraph-rsid="010d3ffb"/>
    </style:style>
    <style:style style:name="P29" style:family="paragraph" style:parent-style-name="_39_4.表内">
      <style:paragraph-properties style:snap-to-layout-grid="false"/>
      <style:text-properties officeooo:rsid="003f5bbd" officeooo:paragraph-rsid="010ec4c7"/>
    </style:style>
    <style:style style:name="P30" style:family="paragraph" style:parent-style-name="_39_4.表内">
      <style:paragraph-properties style:snap-to-layout-grid="false"/>
      <style:text-properties officeooo:rsid="00f45971" officeooo:paragraph-rsid="00f29723"/>
    </style:style>
    <style:style style:name="P31" style:family="paragraph" style:parent-style-name="_39_4.表内">
      <style:paragraph-properties style:snap-to-layout-grid="false"/>
      <style:text-properties officeooo:rsid="00f77ef3" officeooo:paragraph-rsid="00f29723"/>
    </style:style>
    <style:style style:name="P32" style:family="paragraph" style:parent-style-name="_39_4.表内">
      <style:paragraph-properties style:snap-to-layout-grid="false"/>
      <style:text-properties fo:font-variant="normal" fo:text-transform="none" fo:color="#404040" fo:font-size="8pt" fo:letter-spacing="normal" fo:font-style="normal" fo:font-weight="normal" officeooo:rsid="00f55f00" officeooo:paragraph-rsid="00f55f00" style:font-size-asian="8pt" style:language-asian="ja" style:country-asian="JP" style:font-size-complex="8pt"/>
    </style:style>
    <style:style style:name="P33" style:family="paragraph" style:parent-style-name="_39_4.表内">
      <style:paragraph-properties style:snap-to-layout-grid="false"/>
      <style:text-properties fo:font-variant="normal" fo:text-transform="none" fo:color="#404040" fo:font-size="8pt" fo:letter-spacing="normal" fo:font-style="normal" fo:font-weight="normal" officeooo:rsid="00f55f00" officeooo:paragraph-rsid="010365c9" style:font-size-asian="8pt" style:language-asian="ja" style:country-asian="JP" style:font-size-complex="8pt"/>
    </style:style>
    <style:style style:name="P34" style:family="paragraph" style:parent-style-name="_39_4.表内">
      <style:paragraph-properties style:snap-to-layout-grid="false"/>
      <style:text-properties fo:font-variant="normal" fo:text-transform="none" fo:color="#404040" fo:font-size="8pt" fo:letter-spacing="normal" fo:font-style="normal" fo:font-weight="normal" officeooo:rsid="00f55f00" officeooo:paragraph-rsid="010ea899" style:font-size-asian="8pt" style:language-asian="ja" style:country-asian="JP" style:font-size-complex="8pt"/>
    </style:style>
    <style:style style:name="P35" style:family="paragraph" style:parent-style-name="_39_4.表内">
      <style:paragraph-properties style:snap-to-layout-grid="false"/>
      <style:text-properties fo:font-variant="normal" fo:text-transform="none" fo:color="#404040" fo:font-size="8pt" fo:letter-spacing="normal" fo:font-style="normal" fo:font-weight="normal" officeooo:rsid="00f55f00" officeooo:paragraph-rsid="010ec4c7" style:font-size-asian="8pt" style:language-asian="ja" style:country-asian="JP" style:font-size-complex="8pt"/>
    </style:style>
    <style:style style:name="P36" style:family="paragraph" style:parent-style-name="_39_4.表内">
      <style:paragraph-properties fo:text-align="start" style:justify-single-word="false" style:snap-to-layout-grid="false"/>
      <style:text-properties fo:font-variant="normal" fo:text-transform="none" fo:color="#404040" fo:font-size="8pt" fo:letter-spacing="normal" fo:font-style="normal" fo:font-weight="normal" officeooo:rsid="00f55f00" officeooo:paragraph-rsid="010972d5" style:font-size-asian="8pt" style:language-asian="ja" style:country-asian="JP" style:font-size-complex="8pt"/>
    </style:style>
    <style:style style:name="P37" style:family="paragraph" style:parent-style-name="_39_4.表内">
      <style:paragraph-properties style:snap-to-layout-grid="false"/>
      <style:text-properties fo:font-variant="normal" fo:text-transform="none" fo:color="#404040" fo:font-size="8pt" fo:letter-spacing="normal" fo:font-style="normal" fo:font-weight="normal" officeooo:rsid="01016340" officeooo:paragraph-rsid="01016340" style:font-size-asian="8pt" style:language-asian="ja" style:country-asian="JP" style:font-size-complex="8pt"/>
    </style:style>
    <style:style style:name="P38" style:family="paragraph" style:parent-style-name="_39_93.見出し大_28_その他_29_">
      <style:text-properties officeooo:rsid="001a731c" style:language-asian="ja" style:country-asian="JP"/>
    </style:style>
    <style:style style:name="P39" style:family="paragraph" style:parent-style-name="_39_93.見出し大_28_その他_29_">
      <style:text-properties officeooo:rsid="001a731c" officeooo:paragraph-rsid="00cff718" style:language-asian="ja" style:country-asian="JP"/>
    </style:style>
    <style:style style:name="P40" style:family="paragraph" style:parent-style-name="_39_93.見出し大_28_その他_29_">
      <style:text-properties officeooo:rsid="00ee0906" officeooo:paragraph-rsid="00ee0906" style:language-asian="ja" style:country-asian="JP"/>
    </style:style>
    <style:style style:name="P41" style:family="paragraph" style:parent-style-name="_31_.本文_28_大見出し_29_">
      <style:paragraph-properties fo:margin-left="0cm" fo:margin-right="0cm" fo:text-indent="0cm" style:auto-text-indent="false"/>
      <style:text-properties officeooo:paragraph-rsid="002d1f98"/>
    </style:style>
    <style:style style:name="P42" style:family="paragraph" style:parent-style-name="_31_.本文_28_大見出し_29_">
      <style:paragraph-properties fo:margin-left="0cm" fo:margin-right="0cm" fo:text-indent="0cm" style:auto-text-indent="false"/>
      <style:text-properties officeooo:rsid="002d1f98" officeooo:paragraph-rsid="00f29723" style:language-asian="ja" style:country-asian="JP"/>
    </style:style>
    <style:style style:name="P43" style:family="paragraph" style:parent-style-name="Heading_20_1">
      <style:paragraph-properties fo:margin-left="0cm" fo:margin-right="0cm" fo:text-indent="0cm" style:auto-text-indent="false"/>
      <style:text-properties officeooo:paragraph-rsid="01155ad4" style:language-asian="ja" style:country-asian="JP"/>
    </style:style>
    <style:style style:name="P44" style:family="paragraph" style:parent-style-name="_31_.本文_28_大見出し_29_">
      <style:paragraph-properties fo:text-align="center" style:justify-single-word="false"/>
    </style:style>
    <style:style style:name="P45" style:family="paragraph" style:parent-style-name="_31_.本文_28_大見出し_29_">
      <style:text-properties style:language-asian="ja" style:country-asian="JP"/>
    </style:style>
    <style:style style:name="P46" style:family="paragraph" style:parent-style-name="_31_.本文_28_大見出し_29_">
      <style:text-properties officeooo:rsid="004b8583" officeooo:paragraph-rsid="0053e76b" style:language-asian="ja" style:country-asian="JP"/>
    </style:style>
    <style:style style:name="P47" style:family="paragraph" style:parent-style-name="_31_.本文_28_大見出し_29_">
      <style:text-properties officeooo:paragraph-rsid="00f29723" style:language-asian="ja" style:country-asian="JP"/>
    </style:style>
    <style:style style:name="P48" style:family="paragraph" style:parent-style-name="_31_.本文_28_大見出し_29_">
      <style:text-properties officeooo:rsid="0100dba4" officeooo:paragraph-rsid="00f29723" style:language-asian="ja" style:country-asian="JP"/>
    </style:style>
    <style:style style:name="P49" style:family="paragraph" style:parent-style-name="_31_.本文_28_大見出し_29_">
      <style:text-properties officeooo:rsid="00f29723" officeooo:paragraph-rsid="00f29723" style:language-asian="ja" style:country-asian="JP"/>
    </style:style>
    <style:style style:name="P50" style:family="paragraph" style:parent-style-name="_31_.本文_28_大見出し_29_">
      <style:text-properties officeooo:paragraph-rsid="00f9e2c4" style:language-asian="ja" style:country-asian="JP"/>
    </style:style>
    <style:style style:name="P51" style:family="paragraph" style:parent-style-name="_31_.本文_28_大見出し_29_">
      <style:text-properties officeooo:paragraph-rsid="0112e093" style:language-asian="ja" style:country-asian="JP"/>
    </style:style>
    <style:style style:name="P52" style:family="paragraph" style:parent-style-name="_31_.本文_28_大見出し_29_">
      <style:text-properties officeooo:paragraph-rsid="0114bf64" style:language-asian="ja" style:country-asian="JP"/>
    </style:style>
    <style:style style:name="P53" style:family="paragraph" style:parent-style-name="Table_20_Heading">
      <style:text-properties style:language-asian="ja" style:country-asian="JP"/>
    </style:style>
    <style:style style:name="P54" style:family="paragraph" style:parent-style-name="Table_20_Heading">
      <style:text-properties officeooo:paragraph-rsid="01155ad4" style:language-asian="ja" style:country-asian="JP"/>
    </style:style>
    <style:style style:name="P55" style:family="paragraph" style:parent-style-name="Table_20_Heading">
      <style:text-properties style:font-name="IPA Pゴシック" officeooo:paragraph-rsid="01155ad4" style:font-name-asian="IPA Pゴシック" style:language-asian="ja" style:country-asian="JP"/>
    </style:style>
    <style:style style:name="P56" style:family="paragraph" style:parent-style-name="Table_20_Heading">
      <style:text-properties officeooo:paragraph-rsid="01155ad4"/>
    </style:style>
    <style:style style:name="P57" style:family="paragraph" style:parent-style-name="Table_20_Contents">
      <style:text-properties fo:font-size="10pt" officeooo:paragraph-rsid="00eb10aa" style:font-size-asian="10pt" style:font-size-complex="10pt"/>
    </style:style>
    <style:style style:name="P58" style:family="paragraph" style:parent-style-name="Table_20_Contents">
      <style:text-properties fo:font-size="10pt" officeooo:rsid="00eb10aa" officeooo:paragraph-rsid="00eb10aa" style:font-size-asian="10pt" style:font-size-complex="10pt"/>
    </style:style>
    <style:style style:name="P59" style:family="paragraph" style:parent-style-name="Table_20_Contents">
      <style:text-properties fo:font-size="6pt" officeooo:paragraph-rsid="00eb10aa" style:font-size-asian="6pt" style:font-size-complex="6pt"/>
    </style:style>
    <style:style style:name="P60" style:family="paragraph" style:parent-style-name="Table_20_Contents">
      <style:text-properties fo:font-size="6pt" officeooo:rsid="00eb10aa" officeooo:paragraph-rsid="00eb10aa" style:font-size-asian="6pt" style:font-size-complex="6pt"/>
    </style:style>
    <style:style style:name="P61" style:family="paragraph" style:parent-style-name="Table_20_Contents">
      <style:text-properties style:language-asian="ja" style:country-asian="JP"/>
    </style:style>
    <style:style style:name="P62" style:family="paragraph" style:parent-style-name="Table_20_Contents">
      <style:paragraph-properties fo:text-align="start" style:justify-single-word="false"/>
      <style:text-properties officeooo:rsid="0102238d" officeooo:paragraph-rsid="00f29723" style:language-asian="ja" style:country-asian="JP"/>
    </style:style>
    <style:style style:name="P63" style:family="paragraph" style:parent-style-name="Table_20_Contents">
      <style:paragraph-properties fo:text-align="start" style:justify-single-word="false"/>
      <style:text-properties officeooo:rsid="0102238d" officeooo:paragraph-rsid="00fe88b3" style:language-asian="ja" style:country-asian="JP"/>
    </style:style>
    <style:style style:name="P64" style:family="paragraph" style:parent-style-name="Table_20_Contents">
      <style:paragraph-properties fo:text-align="start" style:justify-single-word="false"/>
      <style:text-properties officeooo:rsid="0102238d" officeooo:paragraph-rsid="00ff860a" style:language-asian="ja" style:country-asian="JP"/>
    </style:style>
    <style:style style:name="P65" style:family="paragraph" style:parent-style-name="Table_20_Contents">
      <style:text-properties officeooo:paragraph-rsid="00f29723" style:language-asian="ja" style:country-asian="JP"/>
    </style:style>
    <style:style style:name="P66" style:family="paragraph" style:parent-style-name="Table_20_Contents">
      <style:paragraph-properties fo:text-align="start" style:justify-single-word="false"/>
      <style:text-properties officeooo:rsid="00f73b5c" officeooo:paragraph-rsid="00f73b5c" style:language-asian="ja" style:country-asian="JP"/>
    </style:style>
    <style:style style:name="P67" style:family="paragraph" style:parent-style-name="Table_20_Contents">
      <style:paragraph-properties fo:text-align="start" style:justify-single-word="false"/>
      <style:text-properties officeooo:rsid="00f73b5c" officeooo:paragraph-rsid="00fda733" style:language-asian="ja" style:country-asian="JP"/>
    </style:style>
    <style:style style:name="P68" style:family="paragraph" style:parent-style-name="Table_20_Contents">
      <style:paragraph-properties fo:text-align="start" style:justify-single-word="false"/>
      <style:text-properties officeooo:rsid="00f73b5c" officeooo:paragraph-rsid="0102b275" style:language-asian="ja" style:country-asian="JP"/>
    </style:style>
    <style:style style:name="P69" style:family="paragraph" style:parent-style-name="Table_20_Contents">
      <style:paragraph-properties fo:text-align="start" style:justify-single-word="false"/>
      <style:text-properties officeooo:rsid="00f73b5c" officeooo:paragraph-rsid="010ea899" style:language-asian="ja" style:country-asian="JP"/>
    </style:style>
    <style:style style:name="P70" style:family="paragraph" style:parent-style-name="Table_20_Contents">
      <style:paragraph-properties fo:text-align="start" style:justify-single-word="false"/>
      <style:text-properties officeooo:rsid="00f73b5c" officeooo:paragraph-rsid="010ec4c7" style:language-asian="ja" style:country-asian="JP"/>
    </style:style>
    <style:style style:name="P71" style:family="paragraph" style:parent-style-name="Table_20_Contents">
      <style:paragraph-properties fo:text-align="start" style:justify-single-word="false"/>
      <style:text-properties officeooo:rsid="00fe88b3" officeooo:paragraph-rsid="00fe88b3" style:language-asian="ja" style:country-asian="JP"/>
    </style:style>
    <style:style style:name="P72" style:family="paragraph" style:parent-style-name="Table_20_Contents">
      <style:paragraph-properties fo:text-align="start" style:justify-single-word="false"/>
      <style:text-properties officeooo:rsid="00fe88b3" officeooo:paragraph-rsid="00ff860a" style:language-asian="ja" style:country-asian="JP"/>
    </style:style>
    <style:style style:name="P73" style:family="paragraph" style:parent-style-name="Table_20_Contents">
      <style:paragraph-properties fo:text-align="start" style:justify-single-word="false"/>
      <style:text-properties officeooo:rsid="0102b275" officeooo:paragraph-rsid="0102b275" style:language-asian="ja" style:country-asian="JP"/>
    </style:style>
    <style:style style:name="P74" style:family="paragraph" style:parent-style-name="Table_20_Contents">
      <style:paragraph-properties fo:text-align="start" style:justify-single-word="false"/>
      <style:text-properties officeooo:rsid="01062436" officeooo:paragraph-rsid="01062436" style:language-asian="ja" style:country-asian="JP"/>
    </style:style>
    <style:style style:name="P75" style:family="paragraph" style:parent-style-name="Table_20_Contents">
      <style:text-properties officeooo:paragraph-rsid="0106d4cd" style:language-asian="ja" style:country-asian="JP"/>
    </style:style>
    <style:style style:name="P76" style:family="paragraph" style:parent-style-name="Table_20_Contents">
      <style:text-properties officeooo:rsid="01075ee0" officeooo:paragraph-rsid="01075ee0" style:language-asian="ja" style:country-asian="JP"/>
    </style:style>
    <style:style style:name="P77" style:family="paragraph" style:parent-style-name="Table_20_Contents">
      <style:text-properties officeooo:rsid="01075ee0" officeooo:paragraph-rsid="01089273" style:language-asian="ja" style:country-asian="JP"/>
    </style:style>
    <style:style style:name="P78" style:family="paragraph" style:parent-style-name="Table_20_Contents">
      <style:text-properties officeooo:rsid="01075ee0" officeooo:paragraph-rsid="01155ad4" style:language-asian="ja" style:country-asian="JP"/>
    </style:style>
    <style:style style:name="P79" style:family="paragraph" style:parent-style-name="Table_20_Contents">
      <style:paragraph-properties fo:text-align="start" style:justify-single-word="false"/>
      <style:text-properties officeooo:paragraph-rsid="01155ad4" style:language-asian="ja" style:country-asian="JP"/>
    </style:style>
    <style:style style:name="P80" style:family="paragraph" style:parent-style-name="Table_20_Contents">
      <style:text-properties officeooo:paragraph-rsid="01155ad4" style:language-asian="ja" style:country-asian="JP"/>
    </style:style>
    <style:style style:name="P81" style:family="paragraph" style:parent-style-name="Table_20_Contents">
      <style:paragraph-properties fo:text-align="start" style:justify-single-word="false"/>
      <style:text-properties officeooo:rsid="0102238d" officeooo:paragraph-rsid="00f29723"/>
    </style:style>
    <style:style style:name="P82" style:family="paragraph" style:parent-style-name="Table_20_Contents">
      <style:paragraph-properties fo:text-align="start" style:justify-single-word="false"/>
      <style:text-properties officeooo:rsid="0102238d" officeooo:paragraph-rsid="00f73b5c"/>
    </style:style>
    <style:style style:name="P83" style:family="paragraph" style:parent-style-name="Table_20_Contents">
      <style:paragraph-properties fo:text-align="start" style:justify-single-word="false"/>
      <style:text-properties officeooo:rsid="0102238d" officeooo:paragraph-rsid="00fda733"/>
    </style:style>
    <style:style style:name="P84" style:family="paragraph" style:parent-style-name="Table_20_Contents">
      <style:paragraph-properties fo:text-align="start" style:justify-single-word="false"/>
      <style:text-properties officeooo:rsid="0102238d" officeooo:paragraph-rsid="00fe88b3"/>
    </style:style>
    <style:style style:name="P85" style:family="paragraph" style:parent-style-name="Table_20_Contents">
      <style:paragraph-properties fo:text-align="start" style:justify-single-word="false"/>
      <style:text-properties officeooo:rsid="0102238d" officeooo:paragraph-rsid="010365c9"/>
    </style:style>
    <style:style style:name="P86" style:family="paragraph" style:parent-style-name="Table_20_Contents">
      <style:paragraph-properties fo:text-align="start" style:justify-single-word="false"/>
      <style:text-properties officeooo:rsid="0041cb05" officeooo:paragraph-rsid="00f29723"/>
    </style:style>
    <style:style style:name="P87" style:family="paragraph" style:parent-style-name="Table_20_Contents">
      <style:paragraph-properties fo:text-align="start" style:justify-single-word="false"/>
      <style:text-properties officeooo:paragraph-rsid="010365c9"/>
    </style:style>
    <style:style style:name="P88" style:family="paragraph" style:parent-style-name="Table_20_Contents">
      <style:paragraph-properties fo:text-align="start" style:justify-single-word="false"/>
      <style:text-properties officeooo:paragraph-rsid="01155ad4"/>
    </style:style>
    <style:style style:name="P89" style:family="paragraph" style:parent-style-name="Table_20_Contents">
      <style:text-properties officeooo:paragraph-rsid="0106d4cd"/>
    </style:style>
    <style:style style:name="P90" style:family="paragraph" style:parent-style-name="Table_20_Contents">
      <style:paragraph-properties fo:text-align="start" style:justify-single-word="false" style:snap-to-layout-grid="false"/>
      <style:text-properties fo:font-variant="normal" fo:text-transform="none" fo:color="#404040" fo:font-size="8pt" fo:letter-spacing="normal" fo:font-style="normal" fo:font-weight="normal" officeooo:rsid="01016340" officeooo:paragraph-rsid="010365c9" style:font-size-asian="8pt" style:language-asian="ja" style:country-asian="JP" style:font-size-complex="8pt"/>
    </style:style>
    <style:style style:name="P91" style:family="paragraph" style:parent-style-name="Table_20_Contents">
      <style:text-properties officeooo:rsid="0106d4cd" officeooo:paragraph-rsid="0106d4cd"/>
    </style:style>
    <style:style style:name="P92" style:family="paragraph" style:parent-style-name="Table_20_Contents">
      <style:text-properties officeooo:rsid="01089273" officeooo:paragraph-rsid="01089273"/>
    </style:style>
    <style:style style:name="P93" style:family="paragraph" style:parent-style-name="Table_20_Contents">
      <style:paragraph-properties fo:text-align="center" style:justify-single-word="false"/>
      <style:text-properties officeooo:paragraph-rsid="01155ad4"/>
    </style:style>
    <style:style style:name="P94" style:family="paragraph" style:parent-style-name="_39_91.メインタイトル">
      <style:text-properties officeooo:paragraph-rsid="00cff718" style:language-asian="ja" style:country-asian="JP"/>
    </style:style>
    <style:style style:name="P95" style:family="paragraph" style:parent-style-name="_39_91.メインタイトル">
      <style:text-properties officeooo:rsid="00f29723" officeooo:paragraph-rsid="00f29723" style:language-asian="ja" style:country-asian="JP"/>
    </style:style>
    <style:style style:name="P96" style:family="paragraph" style:parent-style-name="_32_.本文_ff08_中見出し_ff09_">
      <style:text-properties officeooo:rsid="004b8583" style:language-asian="ja" style:country-asian="JP"/>
    </style:style>
    <style:style style:name="P97" style:family="paragraph" style:parent-style-name="_32_.本文_ff08_中見出し_ff09_">
      <style:text-properties officeooo:rsid="004b8583" officeooo:paragraph-rsid="00cff718" style:language-asian="ja" style:country-asian="JP"/>
    </style:style>
    <style:style style:name="P98" style:family="paragraph" style:parent-style-name="_32_.本文_ff08_中見出し_ff09_">
      <style:text-properties officeooo:rsid="004b8583" officeooo:paragraph-rsid="00f29723" style:language-asian="ja" style:country-asian="JP"/>
    </style:style>
    <style:style style:name="P99" style:family="paragraph" style:parent-style-name="_32_.本文_ff08_中見出し_ff09_">
      <style:text-properties officeooo:rsid="00f77ef3" officeooo:paragraph-rsid="00f29723" style:language-asian="ja" style:country-asian="JP"/>
    </style:style>
    <style:style style:name="P100" style:family="paragraph" style:parent-style-name="_32_.本文_ff08_中見出し_ff09_">
      <style:text-properties officeooo:paragraph-rsid="00f29723" style:language-asian="ja" style:country-asian="JP"/>
    </style:style>
    <style:style style:name="P101" style:family="paragraph" style:parent-style-name="_32_.本文_ff08_中見出し_ff09_">
      <style:text-properties officeooo:rsid="00f8f6b2" officeooo:paragraph-rsid="00f29723" style:language-asian="ja" style:country-asian="JP"/>
    </style:style>
    <style:style style:name="P102" style:family="paragraph" style:parent-style-name="_32_.本文_ff08_中見出し_ff09_">
      <style:text-properties officeooo:rsid="01037328" officeooo:paragraph-rsid="00f29723" style:language-asian="ja" style:country-asian="JP"/>
    </style:style>
    <style:style style:name="P103" style:family="paragraph" style:parent-style-name="_32_.本文_ff08_中見出し_ff09_">
      <style:text-properties officeooo:rsid="00dd737e" officeooo:paragraph-rsid="00f29723" style:language-asian="ja" style:country-asian="JP"/>
    </style:style>
    <style:style style:name="P104" style:family="paragraph" style:parent-style-name="_32_.本文_ff08_中見出し_ff09_">
      <style:text-properties officeooo:rsid="00dd737e" officeooo:paragraph-rsid="00f446c4" style:language-asian="ja" style:country-asian="JP"/>
    </style:style>
    <style:style style:name="P105" style:family="paragraph" style:parent-style-name="_32_.本文_ff08_中見出し_ff09_">
      <style:text-properties officeooo:rsid="00dd737e" officeooo:paragraph-rsid="00f73b5c" style:language-asian="ja" style:country-asian="JP"/>
    </style:style>
    <style:style style:name="P106" style:family="paragraph" style:parent-style-name="_32_.本文_ff08_中見出し_ff09_">
      <style:text-properties officeooo:rsid="00dd737e" officeooo:paragraph-rsid="00fda733" style:language-asian="ja" style:country-asian="JP"/>
    </style:style>
    <style:style style:name="P107" style:family="paragraph" style:parent-style-name="_32_.本文_ff08_中見出し_ff09_">
      <style:text-properties officeooo:rsid="00dd737e" officeooo:paragraph-rsid="00fe88b3" style:language-asian="ja" style:country-asian="JP"/>
    </style:style>
    <style:style style:name="P108" style:family="paragraph" style:parent-style-name="_32_.本文_ff08_中見出し_ff09_">
      <style:text-properties officeooo:rsid="00dd737e" officeooo:paragraph-rsid="00ff860a" style:language-asian="ja" style:country-asian="JP"/>
    </style:style>
    <style:style style:name="P109" style:family="paragraph" style:parent-style-name="_32_.本文_ff08_中見出し_ff09_">
      <style:text-properties officeooo:rsid="00dd737e" officeooo:paragraph-rsid="0102b275" style:language-asian="ja" style:country-asian="JP"/>
    </style:style>
    <style:style style:name="P110" style:family="paragraph" style:parent-style-name="_32_.本文_ff08_中見出し_ff09_">
      <style:text-properties officeooo:rsid="00dd737e" officeooo:paragraph-rsid="010365c9" style:language-asian="ja" style:country-asian="JP"/>
    </style:style>
    <style:style style:name="P111" style:family="paragraph" style:parent-style-name="_32_.本文_ff08_中見出し_ff09_">
      <style:text-properties officeooo:rsid="00dd737e" officeooo:paragraph-rsid="01062436" style:language-asian="ja" style:country-asian="JP"/>
    </style:style>
    <style:style style:name="P112" style:family="paragraph" style:parent-style-name="_32_.本文_ff08_中見出し_ff09_">
      <style:text-properties officeooo:rsid="00dd737e" officeooo:paragraph-rsid="010972d5" style:language-asian="ja" style:country-asian="JP"/>
    </style:style>
    <style:style style:name="P113" style:family="paragraph" style:parent-style-name="_32_.本文_ff08_中見出し_ff09_">
      <style:text-properties officeooo:rsid="00dd737e" officeooo:paragraph-rsid="010d3ffb" style:language-asian="ja" style:country-asian="JP"/>
    </style:style>
    <style:style style:name="P114" style:family="paragraph" style:parent-style-name="_32_.本文_ff08_中見出し_ff09_">
      <style:text-properties officeooo:rsid="00dd737e" officeooo:paragraph-rsid="010ea899" style:language-asian="ja" style:country-asian="JP"/>
    </style:style>
    <style:style style:name="P115" style:family="paragraph" style:parent-style-name="_32_.本文_ff08_中見出し_ff09_">
      <style:text-properties officeooo:rsid="00dd737e" officeooo:paragraph-rsid="010ec4c7" style:language-asian="ja" style:country-asian="JP"/>
    </style:style>
    <style:style style:name="P116" style:family="paragraph" style:parent-style-name="_32_.本文_ff08_中見出し_ff09_">
      <style:text-properties officeooo:rsid="0114ed74" officeooo:paragraph-rsid="00f29723" style:language-asian="ja" style:country-asian="JP"/>
    </style:style>
    <style:style style:name="P117" style:family="paragraph" style:parent-style-name="_32_.本文_ff08_中見出し_ff09_">
      <style:text-properties officeooo:rsid="0114ed74" officeooo:paragraph-rsid="010365c9" style:language-asian="ja" style:country-asian="JP"/>
    </style:style>
    <style:style style:name="P118" style:family="paragraph" style:parent-style-name="_32_.本文_ff08_中見出し_ff09_">
      <style:text-properties officeooo:paragraph-rsid="00f446c4" style:language-asian="ja" style:country-asian="JP"/>
    </style:style>
    <style:style style:name="P119" style:family="paragraph" style:parent-style-name="_32_.本文_ff08_中見出し_ff09_">
      <style:text-properties officeooo:rsid="00f29723" officeooo:paragraph-rsid="00f29723" style:language-asian="ja" style:country-asian="JP"/>
    </style:style>
    <style:style style:name="P120" style:family="paragraph" style:parent-style-name="_32_.本文_ff08_中見出し_ff09_">
      <style:text-properties officeooo:paragraph-rsid="00f536c8" style:language-asian="ja" style:country-asian="JP"/>
    </style:style>
    <style:style style:name="P121" style:family="paragraph" style:parent-style-name="_32_.本文_ff08_中見出し_ff09_">
      <style:text-properties officeooo:paragraph-rsid="00f62449" style:language-asian="ja" style:country-asian="JP"/>
    </style:style>
    <style:style style:name="P122" style:family="paragraph" style:parent-style-name="_32_.本文_ff08_中見出し_ff09_">
      <style:text-properties officeooo:rsid="00f536c8" officeooo:paragraph-rsid="00f536c8" style:language-asian="ja" style:country-asian="JP"/>
    </style:style>
    <style:style style:name="P123" style:family="paragraph" style:parent-style-name="_32_.本文_ff08_中見出し_ff09_">
      <style:text-properties officeooo:rsid="00f55f00" officeooo:paragraph-rsid="00f536c8" style:language-asian="ja" style:country-asian="JP"/>
    </style:style>
    <style:style style:name="P124" style:family="paragraph" style:parent-style-name="_32_.本文_ff08_中見出し_ff09_">
      <style:text-properties officeooo:rsid="00f55f00" officeooo:paragraph-rsid="00f55f00" style:language-asian="ja" style:country-asian="JP"/>
    </style:style>
    <style:style style:name="P125" style:family="paragraph" style:parent-style-name="_32_.本文_ff08_中見出し_ff09_">
      <style:text-properties officeooo:rsid="00f55f00" officeooo:paragraph-rsid="00f62449" style:language-asian="ja" style:country-asian="JP"/>
    </style:style>
    <style:style style:name="P126" style:family="paragraph" style:parent-style-name="_32_.本文_ff08_中見出し_ff09_">
      <style:text-properties officeooo:rsid="00f55f00" officeooo:paragraph-rsid="01016340" style:language-asian="ja" style:country-asian="JP"/>
    </style:style>
    <style:style style:name="P127" style:family="paragraph" style:parent-style-name="_32_.本文_ff08_中見出し_ff09_">
      <style:text-properties officeooo:rsid="00f55f00" officeooo:paragraph-rsid="010365c9" style:language-asian="ja" style:country-asian="JP"/>
    </style:style>
    <style:style style:name="P128" style:family="paragraph" style:parent-style-name="_32_.本文_ff08_中見出し_ff09_">
      <style:text-properties officeooo:rsid="00f55f00" officeooo:paragraph-rsid="01062436" style:language-asian="ja" style:country-asian="JP"/>
    </style:style>
    <style:style style:name="P129" style:family="paragraph" style:parent-style-name="_32_.本文_ff08_中見出し_ff09_">
      <style:text-properties officeooo:rsid="00f55f00" officeooo:paragraph-rsid="010972d5" style:language-asian="ja" style:country-asian="JP"/>
    </style:style>
    <style:style style:name="P130" style:family="paragraph" style:parent-style-name="_32_.本文_ff08_中見出し_ff09_">
      <style:text-properties officeooo:rsid="00f55f00" officeooo:paragraph-rsid="010ea899" style:language-asian="ja" style:country-asian="JP"/>
    </style:style>
    <style:style style:name="P131" style:family="paragraph" style:parent-style-name="_32_.本文_ff08_中見出し_ff09_">
      <style:text-properties officeooo:rsid="00f55f00" officeooo:paragraph-rsid="010ec4c7" style:language-asian="ja" style:country-asian="JP"/>
    </style:style>
    <style:style style:name="P132" style:family="paragraph" style:parent-style-name="_32_.本文_ff08_中見出し_ff09_">
      <style:text-properties officeooo:paragraph-rsid="00f73b5c" style:language-asian="ja" style:country-asian="JP"/>
    </style:style>
    <style:style style:name="P133" style:family="paragraph" style:parent-style-name="_32_.本文_ff08_中見出し_ff09_">
      <style:text-properties officeooo:paragraph-rsid="00f8547a" style:language-asian="ja" style:country-asian="JP"/>
    </style:style>
    <style:style style:name="P134" style:family="paragraph" style:parent-style-name="_32_.本文_ff08_中見出し_ff09_">
      <style:text-properties officeooo:paragraph-rsid="00fda733" style:language-asian="ja" style:country-asian="JP"/>
    </style:style>
    <style:style style:name="P135" style:family="paragraph" style:parent-style-name="_32_.本文_ff08_中見出し_ff09_">
      <style:text-properties officeooo:rsid="00f62449" officeooo:paragraph-rsid="00f62449" style:language-asian="ja" style:country-asian="JP"/>
    </style:style>
    <style:style style:name="P136" style:family="paragraph" style:parent-style-name="_32_.本文_ff08_中見出し_ff09_">
      <style:text-properties officeooo:rsid="00f62449" officeooo:paragraph-rsid="00fda733" style:language-asian="ja" style:country-asian="JP"/>
    </style:style>
    <style:style style:name="P137" style:family="paragraph" style:parent-style-name="_32_.本文_ff08_中見出し_ff09_">
      <style:text-properties officeooo:paragraph-rsid="00fe88b3" style:language-asian="ja" style:country-asian="JP"/>
    </style:style>
    <style:style style:name="P138" style:family="paragraph" style:parent-style-name="_32_.本文_ff08_中見出し_ff09_">
      <style:text-properties officeooo:paragraph-rsid="00ff860a" style:language-asian="ja" style:country-asian="JP"/>
    </style:style>
    <style:style style:name="P139" style:family="paragraph" style:parent-style-name="_32_.本文_ff08_中見出し_ff09_">
      <style:text-properties officeooo:paragraph-rsid="0102b275" style:language-asian="ja" style:country-asian="JP"/>
    </style:style>
    <style:style style:name="P140" style:family="paragraph" style:parent-style-name="_32_.本文_ff08_中見出し_ff09_">
      <style:text-properties officeooo:rsid="010972d5" officeooo:paragraph-rsid="00f62449" style:language-asian="ja" style:country-asian="JP"/>
    </style:style>
    <style:style style:name="P141" style:family="paragraph" style:parent-style-name="_32_.本文_ff08_中見出し_ff09_">
      <style:text-properties officeooo:paragraph-rsid="010ea899" style:language-asian="ja" style:country-asian="JP"/>
    </style:style>
    <style:style style:name="P142" style:family="paragraph" style:parent-style-name="_32_.本文_ff08_中見出し_ff09_">
      <style:text-properties officeooo:paragraph-rsid="010ec4c7" style:language-asian="ja" style:country-asian="JP"/>
    </style:style>
    <style:style style:name="P143" style:family="paragraph" style:parent-style-name="_32_.本文_ff08_中見出し_ff09_">
      <style:text-properties officeooo:paragraph-rsid="00f29723"/>
    </style:style>
    <style:style style:name="P144" style:family="paragraph" style:parent-style-name="_32_.本文_ff08_中見出し_ff09_">
      <style:text-properties officeooo:rsid="00f8f6b2" officeooo:paragraph-rsid="00f29723"/>
    </style:style>
    <style:style style:name="P145" style:family="paragraph" style:parent-style-name="_32_.本文_ff08_中見出し_ff09_">
      <style:text-properties officeooo:rsid="00dd737e" officeooo:paragraph-rsid="00f29723"/>
    </style:style>
    <style:style style:name="P146" style:family="paragraph" style:parent-style-name="_32_.本文_ff08_中見出し_ff09_">
      <style:text-properties officeooo:rsid="00f29723" officeooo:paragraph-rsid="00f29723"/>
    </style:style>
    <style:style style:name="P147" style:family="paragraph" style:parent-style-name="_39_3.表題">
      <style:paragraph-properties fo:margin-left="1.984cm" fo:margin-right="0cm" fo:text-align="start" style:justify-single-word="false" fo:text-indent="0cm" style:auto-text-indent="false"/>
      <style:text-properties officeooo:rsid="0041cb05" officeooo:paragraph-rsid="00f29723" style:language-asian="ja" style:country-asian="JP"/>
    </style:style>
    <style:style style:name="P148" style:family="paragraph" style:parent-style-name="_39_3.表題">
      <style:paragraph-properties fo:margin-left="1.984cm" fo:margin-right="0cm" fo:text-align="start" style:justify-single-word="false" fo:text-indent="0cm" style:auto-text-indent="false"/>
      <style:text-properties officeooo:rsid="00f8f6b2" officeooo:paragraph-rsid="00f29723" style:language-asian="ja" style:country-asian="JP"/>
    </style:style>
    <style:style style:name="P149" style:family="paragraph" style:parent-style-name="_33_.本文_28_小見出し_29_">
      <style:text-properties officeooo:paragraph-rsid="00f73b5c"/>
    </style:style>
    <style:style style:name="P150" style:family="paragraph" style:parent-style-name="_33_.本文_28_小見出し_29_">
      <style:text-properties officeooo:paragraph-rsid="00f8547a"/>
    </style:style>
    <style:style style:name="P151" style:family="paragraph" style:parent-style-name="_33_.本文_28_小見出し_29_">
      <style:text-properties officeooo:rsid="0114ed74" officeooo:paragraph-rsid="00f8547a" style:language-asian="ja" style:country-asian="JP"/>
    </style:style>
    <style:style style:name="P152" style:family="paragraph" style:parent-style-name="_33_.本文_28_小見出し_29_">
      <style:text-properties officeooo:rsid="0114ed74" officeooo:paragraph-rsid="00f9e2c4" style:language-asian="ja" style:country-asian="JP"/>
    </style:style>
    <style:style style:name="P153" style:family="paragraph" style:parent-style-name="_33_.本文_28_小見出し_29_">
      <style:text-properties officeooo:rsid="0114ed74" officeooo:paragraph-rsid="00fe88b3" style:language-asian="ja" style:country-asian="JP"/>
    </style:style>
    <style:style style:name="P154" style:family="paragraph" style:parent-style-name="_33_.本文_28_小見出し_29_">
      <style:text-properties officeooo:rsid="00f73b5c" officeooo:paragraph-rsid="00f9e2c4" style:language-asian="ja" style:country-asian="JP"/>
    </style:style>
    <style:style style:name="P155" style:family="paragraph" style:parent-style-name="_33_.本文_28_小見出し_29_">
      <style:text-properties officeooo:rsid="010365c9" officeooo:paragraph-rsid="010365c9" style:language-asian="ja" style:country-asian="JP"/>
    </style:style>
    <style:style style:name="P156" style:family="paragraph" style:parent-style-name="_33_.本文_28_小見出し_29_">
      <style:text-properties officeooo:rsid="0102b275" officeooo:paragraph-rsid="010365c9" style:language-asian="ja" style:country-asian="JP"/>
    </style:style>
    <style:style style:name="P157" style:family="paragraph" style:parent-style-name="_33_.本文_28_小見出し_29_">
      <style:text-properties officeooo:rsid="0102b275" officeooo:paragraph-rsid="0102b275" style:language-asian="ja" style:country-asian="JP"/>
    </style:style>
    <style:style style:name="P158" style:family="paragraph" style:parent-style-name="_33_.本文_28_小見出し_29_">
      <style:text-properties officeooo:rsid="0102b275" officeooo:paragraph-rsid="0104a0c3" style:language-asian="ja" style:country-asian="JP"/>
    </style:style>
    <style:style style:name="P159" style:family="paragraph" style:parent-style-name="_33_.本文_28_小見出し_29_">
      <style:text-properties officeooo:rsid="0102b275" officeooo:paragraph-rsid="010ea899" style:language-asian="ja" style:country-asian="JP"/>
    </style:style>
    <style:style style:name="P160" style:family="paragraph" style:parent-style-name="_33_.本文_28_小見出し_29_">
      <style:text-properties officeooo:rsid="00fe88b3" officeooo:paragraph-rsid="00fe88b3" style:language-asian="ja" style:country-asian="JP"/>
    </style:style>
    <style:style style:name="P161" style:family="paragraph" style:parent-style-name="_33_.本文_28_小見出し_29_">
      <style:text-properties officeooo:rsid="00fe88b3" officeooo:paragraph-rsid="00ff860a" style:language-asian="ja" style:country-asian="JP"/>
    </style:style>
    <style:style style:name="P162" style:family="paragraph" style:parent-style-name="_33_.本文_28_小見出し_29_">
      <style:text-properties officeooo:rsid="00fe88b3" officeooo:paragraph-rsid="01016340" style:language-asian="ja" style:country-asian="JP"/>
    </style:style>
    <style:style style:name="P163" style:family="paragraph" style:parent-style-name="_33_.本文_28_小見出し_29_">
      <style:text-properties officeooo:rsid="00fe88b3" officeooo:paragraph-rsid="0102b275" style:language-asian="ja" style:country-asian="JP"/>
    </style:style>
    <style:style style:name="P164" style:family="paragraph" style:parent-style-name="_33_.本文_28_小見出し_29_">
      <style:text-properties officeooo:paragraph-rsid="010ec4c7" style:language-asian="ja" style:country-asian="JP"/>
    </style:style>
    <style:style style:name="P165" style:family="paragraph" style:parent-style-name="_33_.本文_28_小見出し_29_">
      <style:text-properties officeooo:paragraph-rsid="00fe88b3"/>
    </style:style>
    <style:style style:name="P166" style:family="paragraph" style:parent-style-name="_39_94.見出し中_28_その他_29_">
      <style:paragraph-properties fo:margin-left="0.667cm" fo:margin-right="0cm" fo:text-indent="0cm" style:auto-text-indent="false"/>
      <style:text-properties officeooo:paragraph-rsid="01155ad4"/>
    </style:style>
    <style:style style:name="P167" style:family="paragraph" style:parent-style-name="_33_.本文_28_小見出し_29_">
      <style:paragraph-properties fo:margin-left="2cm" fo:margin-right="0cm" fo:text-indent="0cm" style:auto-text-indent="false"/>
      <style:text-properties officeooo:rsid="0102b275" officeooo:paragraph-rsid="010365c9" style:language-asian="ja" style:country-asian="JP"/>
    </style:style>
    <style:style style:name="P168" style:family="paragraph" style:parent-style-name="Table">
      <style:text-properties officeooo:paragraph-rsid="01155ad4"/>
    </style:style>
    <style:style style:name="P169" style:family="paragraph" style:parent-style-name="Table">
      <style:paragraph-properties fo:keep-with-next="always"/>
      <style:text-properties officeooo:paragraph-rsid="01155ad4"/>
    </style:style>
    <style:style style:name="P170" style:family="paragraph" style:parent-style-name="Table_20_Contents">
      <style:text-properties officeooo:rsid="01155ad4" officeooo:paragraph-rsid="01155ad4"/>
    </style:style>
    <style:style style:name="P171" style:family="paragraph" style:parent-style-name="Table_20_Contents">
      <style:text-properties officeooo:paragraph-rsid="0116e14b"/>
    </style:style>
    <style:style style:name="P172" style:family="paragraph" style:parent-style-name="Table_20_Contents">
      <style:text-properties officeooo:rsid="01075ee0" officeooo:paragraph-rsid="0116e14b" style:language-asian="ja" style:country-asian="JP"/>
    </style:style>
    <style:style style:name="P173" style:family="paragraph" style:parent-style-name="Table_20_Contents">
      <style:text-properties officeooo:rsid="01075ee0" officeooo:paragraph-rsid="0119dea9" style:language-asian="ja" style:country-asian="JP"/>
    </style:style>
    <style:style style:name="P174" style:family="paragraph" style:parent-style-name="Table_20_Contents">
      <style:paragraph-properties fo:text-align="start" style:justify-single-word="false"/>
      <style:text-properties officeooo:rsid="00f73b5c" officeooo:paragraph-rsid="011c7c48" style:language-asian="ja" style:country-asian="JP"/>
    </style:style>
    <style:style style:name="P175" style:family="paragraph" style:parent-style-name="Contents_20_2">
      <style:paragraph-properties>
        <style:tab-stops>
          <style:tab-stop style:position="16.683cm" style:type="right" style:leader-style="dotted" style:leader-text="."/>
        </style:tab-stops>
      </style:paragraph-properties>
    </style:style>
    <style:style style:name="P176" style:family="paragraph" style:parent-style-name="_32_.本文_ff08_中見出し_ff09_">
      <style:text-properties officeooo:rsid="010ea899" officeooo:paragraph-rsid="010d3ffb" style:language-asian="ja" style:country-asian="JP"/>
    </style:style>
    <style:style style:name="P177" style:family="paragraph" style:parent-style-name="_32_.本文_ff08_中見出し_ff09_">
      <style:text-properties officeooo:paragraph-rsid="00f29723" style:language-asian="ja" style:country-asian="JP"/>
    </style:style>
    <style:style style:name="P178" style:family="paragraph" style:parent-style-name="_32_.本文_ff08_中見出し_ff09_">
      <style:text-properties officeooo:rsid="011169da" officeooo:paragraph-rsid="011169da" style:language-asian="ja" style:country-asian="JP"/>
    </style:style>
    <style:style style:name="P179" style:family="paragraph" style:parent-style-name="_32_.本文_ff08_中見出し_ff09_">
      <style:text-properties officeooo:rsid="00f55f00" officeooo:paragraph-rsid="0118c633" style:language-asian="ja" style:country-asian="JP"/>
    </style:style>
    <style:style style:name="P180" style:family="paragraph" style:parent-style-name="_32_.本文_ff08_中見出し_ff09_">
      <style:text-properties officeooo:rsid="00dd737e" officeooo:paragraph-rsid="0118c633" style:language-asian="ja" style:country-asian="JP"/>
    </style:style>
    <style:style style:name="P181" style:family="paragraph" style:parent-style-name="_32_.本文_ff08_中見出し_ff09_">
      <style:text-properties officeooo:rsid="00dd737e" officeooo:paragraph-rsid="011c7c48" style:language-asian="ja" style:country-asian="JP"/>
    </style:style>
    <style:style style:name="P182" style:family="paragraph" style:parent-style-name="_32_.本文_ff08_中見出し_ff09_">
      <style:text-properties officeooo:paragraph-rsid="011c7c48" style:language-asian="ja" style:country-asian="JP"/>
    </style:style>
    <style:style style:name="P183" style:family="paragraph" style:parent-style-name="_39_4.表内">
      <style:paragraph-properties style:snap-to-layout-grid="false"/>
      <style:text-properties fo:font-variant="normal" fo:text-transform="none" fo:color="#404040" fo:font-size="8pt" fo:letter-spacing="normal" fo:font-style="normal" fo:font-weight="normal" officeooo:rsid="010ea899" officeooo:paragraph-rsid="010ea899" style:font-size-asian="8pt" style:language-asian="ja" style:country-asian="JP" style:font-size-complex="8pt"/>
    </style:style>
    <style:style style:name="P184" style:family="paragraph" style:parent-style-name="_39_4.表内">
      <style:paragraph-properties style:snap-to-layout-grid="false"/>
      <style:text-properties fo:font-variant="normal" fo:text-transform="none" fo:color="#404040" fo:font-size="8pt" fo:letter-spacing="normal" fo:font-style="normal" fo:font-weight="normal" officeooo:rsid="010ea899" officeooo:paragraph-rsid="0118c633" style:font-size-asian="8pt" style:language-asian="ja" style:country-asian="JP" style:font-size-complex="8pt"/>
    </style:style>
    <style:style style:name="P185" style:family="paragraph" style:parent-style-name="_39_4.表内">
      <style:paragraph-properties style:snap-to-layout-grid="false"/>
      <style:text-properties fo:font-variant="normal" fo:text-transform="none" fo:color="#404040" fo:font-size="8pt" fo:letter-spacing="normal" fo:font-style="normal" fo:font-weight="normal" officeooo:rsid="010ec4c7" officeooo:paragraph-rsid="010ec4c7" style:font-size-asian="8pt" style:language-asian="ja" style:country-asian="JP" style:font-size-complex="8pt"/>
    </style:style>
    <style:style style:name="P186" style:family="paragraph" style:parent-style-name="_39_4.表内">
      <style:paragraph-properties style:snap-to-layout-grid="false"/>
      <style:text-properties fo:font-variant="normal" fo:text-transform="none" fo:color="#404040" fo:font-size="8pt" fo:letter-spacing="normal" fo:font-style="normal" fo:font-weight="normal" officeooo:rsid="00f55f00" officeooo:paragraph-rsid="0118c633" style:font-size-asian="8pt" style:language-asian="ja" style:country-asian="JP" style:font-size-complex="8pt"/>
    </style:style>
    <style:style style:name="P187" style:family="paragraph" style:parent-style-name="_39_4.表内">
      <style:paragraph-properties style:snap-to-layout-grid="false"/>
      <style:text-properties officeooo:rsid="003f5bbd" officeooo:paragraph-rsid="0118c633"/>
    </style:style>
    <style:style style:name="P188" style:family="paragraph" style:parent-style-name="_33_.小見出し">
      <style:text-properties officeooo:paragraph-rsid="00f8547a"/>
    </style:style>
    <style:style style:name="P189" style:family="paragraph" style:parent-style-name="_33_.小見出し">
      <style:text-properties officeooo:rsid="0114ed74" officeooo:paragraph-rsid="00f8547a" style:language-asian="ja" style:country-asian="JP"/>
    </style:style>
    <style:style style:name="P190" style:family="paragraph" style:parent-style-name="_33_.小見出し">
      <style:text-properties officeooo:rsid="0114ed74" officeooo:paragraph-rsid="00f9e2c4" style:language-asian="ja" style:country-asian="JP"/>
    </style:style>
    <style:style style:name="P191" style:family="paragraph" style:parent-style-name="_33_.小見出し">
      <style:text-properties officeooo:rsid="0114ed74" officeooo:paragraph-rsid="011169da" style:language-asian="ja" style:country-asian="JP"/>
    </style:style>
    <style:style style:name="P192" style:family="paragraph" style:parent-style-name="_33_.小見出し">
      <style:text-properties officeooo:rsid="0114ed74" officeooo:paragraph-rsid="0118c633" style:language-asian="ja" style:country-asian="JP"/>
    </style:style>
    <style:style style:name="P193" style:family="paragraph" style:parent-style-name="_33_.小見出し">
      <style:text-properties officeooo:rsid="0114ed74" officeooo:paragraph-rsid="011a8d70" style:language-asian="ja" style:country-asian="JP"/>
    </style:style>
    <style:style style:name="P194" style:family="paragraph" style:parent-style-name="_33_.小見出し">
      <style:text-properties officeooo:rsid="00f73b5c" officeooo:paragraph-rsid="00f9e2c4" style:language-asian="ja" style:country-asian="JP"/>
    </style:style>
    <style:style style:name="P195" style:family="paragraph" style:parent-style-name="_33_.小見出し">
      <style:text-properties officeooo:paragraph-rsid="00f9e2c4"/>
    </style:style>
    <style:style style:name="P196" style:family="paragraph" style:parent-style-name="_32_.中見出し">
      <style:text-properties officeooo:rsid="00f29723" officeooo:paragraph-rsid="00f29723" style:language-asian="ja" style:country-asian="JP"/>
    </style:style>
    <style:style style:name="P197" style:family="paragraph" style:parent-style-name="_32_.中見出し">
      <style:text-properties officeooo:rsid="00fcc4a0" officeooo:paragraph-rsid="00f29723" style:language-asian="ja" style:country-asian="JP"/>
    </style:style>
    <style:style style:name="P198" style:family="paragraph" style:parent-style-name="_32_.中見出し">
      <style:text-properties officeooo:rsid="00f8f6b2" officeooo:paragraph-rsid="00f29723" style:language-asian="ja" style:country-asian="JP"/>
    </style:style>
    <style:style style:name="P199" style:family="paragraph" style:parent-style-name="_32_.中見出し">
      <style:text-properties officeooo:paragraph-rsid="00f29723" style:language-asian="ja" style:country-asian="JP"/>
    </style:style>
    <style:style style:name="P200" style:family="paragraph" style:parent-style-name="_32_.中見出し">
      <style:text-properties officeooo:rsid="00dd737e" officeooo:paragraph-rsid="00f29723" style:language-asian="ja" style:country-asian="JP"/>
    </style:style>
    <style:style style:name="P201" style:family="paragraph" style:parent-style-name="_32_.中見出し">
      <style:text-properties officeooo:rsid="00f62449" officeooo:paragraph-rsid="00fda733" style:language-asian="ja" style:country-asian="JP"/>
    </style:style>
    <style:style style:name="P202" style:family="paragraph" style:parent-style-name="_32_.中見出し">
      <style:text-properties officeooo:paragraph-rsid="00f8547a" style:language-asian="ja" style:country-asian="JP"/>
    </style:style>
    <style:style style:name="P203" style:family="paragraph" style:parent-style-name="_32_.中見出し">
      <style:text-properties officeooo:rsid="00f29723" officeooo:paragraph-rsid="00f29723"/>
    </style:style>
    <style:style style:name="P204" style:family="paragraph" style:parent-style-name="_31_.大見出し">
      <style:text-properties officeooo:paragraph-rsid="00f29723" style:language-asian="ja" style:country-asian="JP"/>
    </style:style>
    <style:style style:name="P205" style:family="paragraph" style:parent-style-name="_31_.大見出し">
      <style:text-properties officeooo:paragraph-rsid="00f9e2c4" style:language-asian="ja" style:country-asian="JP"/>
    </style:style>
    <style:style style:name="P206" style:family="paragraph" style:parent-style-name="_31_.大見出し">
      <style:paragraph-properties fo:break-before="page"/>
      <style:text-properties officeooo:rsid="00f29723" officeooo:paragraph-rsid="00f29723" style:language-asian="ja" style:country-asian="JP"/>
    </style:style>
    <style:style style:name="P207" style:family="paragraph" style:parent-style-name="_31_.本文_28_大見出し_29_">
      <style:text-properties officeooo:rsid="01079df8" officeooo:paragraph-rsid="00f9e2c4" style:language-asian="ja" style:country-asian="JP"/>
    </style:style>
    <style:style style:name="P208" style:family="paragraph" style:parent-style-name="_31_.本文_28_大見出し_29_">
      <style:text-properties officeooo:rsid="0112e093" officeooo:paragraph-rsid="0112e093" style:language-asian="ja" style:country-asian="JP"/>
    </style:style>
    <style:style style:name="P209" style:family="paragraph" style:parent-style-name="_31_.本文_28_大見出し_29_">
      <style:text-properties officeooo:rsid="0112e093" officeooo:paragraph-rsid="0114bf64" style:language-asian="ja" style:country-asian="JP"/>
    </style:style>
    <style:style style:name="P210" style:family="paragraph" style:parent-style-name="_31_.本文_28_大見出し_29_">
      <style:text-properties officeooo:rsid="0114bf64" officeooo:paragraph-rsid="0114bf64" style:language-asian="ja" style:country-asian="JP"/>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_39_93.見出し大_28_その他_29_" style:master-page-name="First_20_Page">
      <style:paragraph-properties style:page-number="auto"/>
      <style:text-properties officeooo:paragraph-rsid="00cff718"/>
    </style:style>
    <style:style style:name="P213" style:family="paragraph" style:parent-style-name="Contents_20_Heading">
      <style:paragraph-properties fo:break-before="page"/>
    </style:style>
    <style:style style:name="P214" style:family="paragraph" style:parent-style-name="_33_.本文_28_小見出し_29_">
      <style:text-properties officeooo:rsid="0114ed74" officeooo:paragraph-rsid="00f9e2c4" style:language-asian="ja" style:country-asian="JP"/>
    </style:style>
    <style:style style:name="P215" style:family="paragraph" style:parent-style-name="_33_.本文_28_小見出し_29_">
      <style:text-properties officeooo:rsid="010ea899" officeooo:paragraph-rsid="010ea899" style:language-asian="ja" style:country-asian="JP"/>
    </style:style>
    <style:style style:name="P216" style:family="paragraph" style:parent-style-name="_33_.本文_28_小見出し_29_">
      <style:text-properties officeooo:rsid="010ea899" officeooo:paragraph-rsid="010ec4c7" style:language-asian="ja" style:country-asian="JP"/>
    </style:style>
    <style:style style:name="P217" style:family="paragraph" style:parent-style-name="_33_.本文_28_小見出し_29_">
      <style:text-properties officeooo:rsid="010ea899" officeooo:paragraph-rsid="0118c633" style:language-asian="ja" style:country-asian="JP"/>
    </style:style>
    <style:style style:name="P218" style:family="paragraph" style:parent-style-name="_33_.本文_28_小見出し_29_">
      <style:text-properties officeooo:rsid="010ea899" officeooo:paragraph-rsid="0119dea9" style:language-asian="ja" style:country-asian="JP"/>
    </style:style>
    <style:style style:name="P219" style:family="paragraph" style:parent-style-name="_33_.本文_28_小見出し_29_">
      <style:text-properties officeooo:rsid="010ec4c7" officeooo:paragraph-rsid="010ec4c7" style:language-asian="ja" style:country-asian="JP"/>
    </style:style>
    <style:style style:name="P220" style:family="paragraph" style:parent-style-name="_33_.本文_28_小見出し_29_">
      <style:text-properties officeooo:rsid="010ec4c7" officeooo:paragraph-rsid="011c7c48" style:language-asian="ja" style:country-asian="JP"/>
    </style:style>
    <style:style style:name="P221" style:family="paragraph" style:parent-style-name="_33_.本文_28_小見出し_29_">
      <style:text-properties officeooo:rsid="0102b275" officeooo:paragraph-rsid="0104a0c3" style:language-asian="ja" style:country-asian="JP"/>
    </style:style>
    <style:style style:name="P222" style:family="paragraph" style:parent-style-name="_33_.本文_28_小見出し_29_">
      <style:text-properties officeooo:rsid="0102b275" officeooo:paragraph-rsid="0118c633" style:language-asian="ja" style:country-asian="JP"/>
    </style:style>
    <style:style style:name="P223" style:family="paragraph" style:parent-style-name="_33_.本文_28_小見出し_29_">
      <style:text-properties officeooo:paragraph-rsid="011a8d70"/>
    </style:style>
    <style:style style:name="P224" style:family="paragraph">
      <style:paragraph-properties fo:text-align="end"/>
    </style:style>
    <style:style style:name="P225" style:family="paragraph">
      <style:paragraph-properties fo:text-align="end"/>
      <style:text-properties style:font-name="IPAゴシック2" fo:font-size="6pt" style:font-size-asian="6pt" style:font-size-complex="6pt"/>
    </style:style>
    <style:style style:name="P226" style:family="paragraph">
      <style:paragraph-properties fo:text-align="center"/>
    </style:style>
    <style:style style:name="P227" style:family="paragraph">
      <style:text-properties style:font-name="ＭＳ ゴシック" fo:font-size="6pt" style:font-size-asian="6pt" style:font-size-complex="6pt"/>
    </style:style>
    <style:style style:name="P228" style:family="paragraph">
      <style:text-properties style:font-name="IPA Pゴシック1" fo:font-size="6pt" style:font-size-asian="6pt" style:font-size-complex="6pt"/>
    </style:style>
    <style:style style:name="T1" style:family="text">
      <style:text-properties style:language-asian="ja" style:country-asian="JP"/>
    </style:style>
    <style:style style:name="T2" style:family="text">
      <style:text-properties officeooo:rsid="001a731c" style:language-asian="ja" style:country-asian="JP"/>
    </style:style>
    <style:style style:name="T3" style:family="text">
      <style:text-properties officeooo:rsid="00215f6b" style:language-asian="ja" style:country-asian="JP"/>
    </style:style>
    <style:style style:name="T4" style:family="text">
      <style:text-properties officeooo:rsid="002d1f98" style:language-asian="ja" style:country-asian="JP"/>
    </style:style>
    <style:style style:name="T5" style:family="text">
      <style:text-properties officeooo:rsid="00eb10aa" style:language-asian="ja" style:country-asian="JP"/>
    </style:style>
    <style:style style:name="T6" style:family="text">
      <style:text-properties officeooo:rsid="00f77ef3" style:language-asian="ja" style:country-asian="JP"/>
    </style:style>
    <style:style style:name="T7" style:family="text">
      <style:text-properties officeooo:rsid="00f8f6b2" style:language-asian="ja" style:country-asian="JP"/>
    </style:style>
    <style:style style:name="T8" style:family="text">
      <style:text-properties officeooo:rsid="00fbb5f8" style:language-asian="ja" style:country-asian="JP"/>
    </style:style>
    <style:style style:name="T9" style:family="text">
      <style:text-properties officeooo:rsid="00f19e52" style:language-asian="ja" style:country-asian="JP"/>
    </style:style>
    <style:style style:name="T10" style:family="text">
      <style:text-properties officeooo:rsid="0100dba4" style:language-asian="ja" style:country-asian="JP"/>
    </style:style>
    <style:style style:name="T11" style:family="text">
      <style:text-properties officeooo:rsid="00f45971" style:language-asian="ja" style:country-asian="JP"/>
    </style:style>
    <style:style style:name="T12" style:family="text">
      <style:text-properties officeooo:rsid="00f29024" style:language-asian="ja" style:country-asian="JP"/>
    </style:style>
    <style:style style:name="T13" style:family="text">
      <style:text-properties officeooo:rsid="00fd622e" style:language-asian="ja" style:country-asian="JP"/>
    </style:style>
    <style:style style:name="T14" style:family="text">
      <style:text-properties officeooo:rsid="00f8547a" style:language-asian="ja" style:country-asian="JP"/>
    </style:style>
    <style:style style:name="T15" style:family="text">
      <style:text-properties officeooo:rsid="00f73b5c" style:language-asian="ja" style:country-asian="JP"/>
    </style:style>
    <style:style style:name="T16" style:family="text">
      <style:text-properties officeooo:rsid="0114ed74" style:language-asian="ja" style:country-asian="JP"/>
    </style:style>
    <style:style style:name="T17" style:family="text">
      <style:text-properties officeooo:rsid="00fe88b3" style:language-asian="ja" style:country-asian="JP"/>
    </style:style>
    <style:style style:name="T18" style:family="text">
      <style:text-properties officeooo:rsid="010365c9" style:language-asian="ja" style:country-asian="JP"/>
    </style:style>
    <style:style style:name="T19" style:family="text">
      <style:text-properties officeooo:rsid="0106d4cd" style:language-asian="ja" style:country-asian="JP"/>
    </style:style>
    <style:style style:name="T20" style:family="text">
      <style:text-properties officeooo:rsid="001a731c"/>
    </style:style>
    <style:style style:name="T21" style:family="text">
      <style:text-properties officeooo:rsid="002110a5"/>
    </style:style>
    <style:style style:name="T22" style:family="text">
      <style:text-properties officeooo:rsid="00215f6b"/>
    </style:style>
    <style:style style:name="T23" style:family="text">
      <style:text-properties officeooo:rsid="00eb10aa"/>
    </style:style>
    <style:style style:name="T24" style:family="text">
      <style:text-properties officeooo:rsid="00f29723"/>
    </style:style>
    <style:style style:name="T25" style:family="text">
      <style:text-properties officeooo:rsid="00f77ef3"/>
    </style:style>
    <style:style style:name="T26" style:family="text">
      <style:text-properties officeooo:rsid="00f19e52"/>
    </style:style>
    <style:style style:name="T27" style:family="text">
      <style:text-properties officeooo:rsid="00fbb5f8"/>
    </style:style>
    <style:style style:name="T28" style:family="text">
      <style:text-properties officeooo:rsid="00f29024"/>
    </style:style>
    <style:style style:name="T29" style:family="text">
      <style:text-properties officeooo:rsid="00f45971"/>
    </style:style>
    <style:style style:name="T30" style:family="text">
      <style:text-properties officeooo:rsid="0104a5ac"/>
    </style:style>
    <style:style style:name="T31" style:family="text">
      <style:text-properties officeooo:rsid="0112db52"/>
    </style:style>
    <style:style style:name="T32" style:family="text">
      <style:text-properties officeooo:rsid="00f8f6b2"/>
    </style:style>
    <style:style style:name="T33" style:family="text">
      <style:text-properties officeooo:rsid="01037328"/>
    </style:style>
    <style:style style:name="T34" style:family="text">
      <style:text-properties officeooo:rsid="01062755"/>
    </style:style>
    <style:style style:name="T35" style:family="text">
      <style:text-properties officeooo:rsid="00fd622e"/>
    </style:style>
    <style:style style:name="T36" style:family="text">
      <style:text-properties officeooo:rsid="0102238d"/>
    </style:style>
    <style:style style:name="T37" style:family="text">
      <style:text-properties officeooo:rsid="0114ed74"/>
    </style:style>
    <style:style style:name="T38" style:family="text">
      <style:text-properties officeooo:rsid="00f4d3c2"/>
    </style:style>
    <style:style style:name="T39" style:family="text">
      <style:text-properties officeooo:rsid="00f536c8"/>
    </style:style>
    <style:style style:name="T40" style:family="text">
      <style:text-properties officeooo:rsid="00f55f00"/>
    </style:style>
    <style:style style:name="T41" style:family="text">
      <style:text-properties officeooo:rsid="00f62449"/>
    </style:style>
    <style:style style:name="T42" style:family="text">
      <style:text-properties officeooo:rsid="00f73b5c"/>
    </style:style>
    <style:style style:name="T43" style:family="text">
      <style:text-properties officeooo:rsid="00fcaad2"/>
    </style:style>
    <style:style style:name="T44" style:family="text">
      <style:text-properties officeooo:rsid="00fe88b3"/>
    </style:style>
    <style:style style:name="T45" style:family="text">
      <style:text-properties officeooo:rsid="01016340"/>
    </style:style>
    <style:style style:name="T46" style:family="text">
      <style:text-properties fo:font-variant="normal" fo:text-transform="none" fo:color="#000000" fo:letter-spacing="normal" fo:font-style="normal" fo:font-weight="normal" officeooo:rsid="00fe88b3"/>
    </style:style>
    <style:style style:name="T47" style:family="text">
      <style:text-properties fo:font-variant="normal" fo:text-transform="none" fo:color="#000000" fo:letter-spacing="normal" style:font-name-asian="MS PGothic" style:font-size-asian="9.75pt" style:font-style-asian="normal" style:font-weight-asian="normal"/>
    </style:style>
    <style:style style:name="T48" style:family="text">
      <style:text-properties fo:font-variant="normal" fo:text-transform="none" fo:color="#000000" style:font-name="MS PGothic" fo:font-size="9.75pt" fo:letter-spacing="normal" fo:font-style="normal" fo:font-weight="normal"/>
    </style:style>
    <style:style style:name="T49" style:family="text">
      <style:text-properties officeooo:rsid="0102b275"/>
    </style:style>
    <style:style style:name="T50" style:family="text">
      <style:text-properties officeooo:rsid="010365c9"/>
    </style:style>
    <style:style style:name="T51" style:family="text">
      <style:text-properties officeooo:rsid="01046dd8"/>
    </style:style>
    <style:style style:name="T52" style:family="text">
      <style:text-properties officeooo:rsid="0106d4cd"/>
    </style:style>
    <style:style style:name="T53" style:family="text">
      <style:text-properties officeooo:rsid="01079df8"/>
    </style:style>
    <style:style style:name="T54" style:family="text">
      <style:text-properties officeooo:rsid="010972d5"/>
    </style:style>
    <style:style style:name="T55" style:family="text">
      <style:text-properties officeooo:rsid="010ea899"/>
    </style:style>
    <style:style style:name="T56" style:family="text">
      <style:text-properties officeooo:rsid="010ec4c7"/>
    </style:style>
    <style:style style:name="T57" style:family="text">
      <style:text-properties officeooo:rsid="0112e093"/>
    </style:style>
    <style:style style:name="T58" style:family="text">
      <style:text-properties officeooo:rsid="0114bf64"/>
    </style:style>
    <style:style style:name="T59" style:family="text">
      <style:text-properties officeooo:rsid="01155ad4"/>
    </style:style>
    <style:style style:name="T60" style:family="text">
      <style:text-properties fo:font-size="9pt" style:font-size-asian="9pt" style:font-size-complex="9pt"/>
    </style:style>
    <style:style style:name="T61" style:family="text">
      <style:text-properties fo:font-size="9pt" style:font-size-asian="9pt" style:language-asian="ja" style:country-asian="JP" style:font-size-complex="9pt"/>
    </style:style>
    <style:style style:name="T62" style:family="text">
      <style:text-properties officeooo:rsid="0116e14b"/>
    </style:style>
    <style:style style:name="T63" style:family="text">
      <style:text-properties officeooo:rsid="0118c633"/>
    </style:style>
    <style:style style:name="T64" style:family="text">
      <style:text-properties officeooo:rsid="0119dea9"/>
    </style:style>
    <style:style style:name="T65" style:family="text">
      <style:text-properties officeooo:rsid="011c7c48"/>
    </style:style>
    <style:style style:name="T66" style:family="text">
      <style:text-properties style:font-name="IPAゴシック2" fo:font-size="6pt" style:font-size-asian="6pt" style:font-size-complex="6pt"/>
    </style:style>
    <style:style style:name="T67" style:family="text">
      <style:text-properties style:font-name="ＭＳ ゴシック"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none"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4.642cm" svg:width="7.04cm" svg:height="1.824cm" draw:z-index="0">
        <draw:text-box>
          <text:p text:style-name="P41"><text:bookmark-start text:name="__RefHeading__802_178903962"/><text:span text:style-name="T1">製作</text:span><text:span text:style-name="T4">者</text:span><text:bookmark-end text:name="__RefHeading__802_178903962"/></text:p>
          <text:p text:style-name="P42"><text:bookmark-start text:name="__RefHeading__804_178903962"/>担当企業名 クオリカ株式会社<text:bookmark-end text:name="__RefHeading__804_178903962"/></text:p>
        </draw:text-box>
      </draw:frame>
      <draw:frame draw:style-name="fr3" draw:name="グラフィックス7" text:anchor-type="page" text:anchor-page-number="2" svg:x="2.127cm" svg:y="17.799cm" svg:width="2.268cm" style:rel-width="13%" svg:height="0.771cm" style:rel-height="3%" draw:z-index="28">
        <draw:image xlink:href="Pictures/10000201000000580000001FED1EC38A.png" xlink:type="simple" xlink:show="embed" xlink:actuate="onLoad"/>
      </draw:frame>
      <text:p text:style-name="P212"><text:span text:style-name="T20">PostgreSQL</text:span><text:span text:style-name="T2">エンタープライズ・コンソーシアム 技術部会 WG#2</text:span></text:p>
      <text:p text:style-name="P39"/>
      <text:p text:style-name="P3"/>
      <text:p text:style-name="P38"/>
      <text:p text:style-name="P2"/>
      <text:p text:style-name="P2"/>
      <text:p text:style-name="P2"/>
      <text:p text:style-name="P2"/>
      <text:p text:style-name="P2"/>
      <text:p text:style-name="P2"/>
      <text:p text:style-name="P2"/>
      <text:p text:style-name="P2"/>
      <text:p text:style-name="P2"/>
      <text:p text:style-name="P95">ストアドプロシージャ移行調査編</text:p>
      <text:p text:style-name="P94"/>
      <text:p text:style-name="_39_92.サブタイトル"/>
      <text:p text:style-name="P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5">版</text:p>
          </table:table-cell>
          <table:table-cell table:style-name="表2.A1" office:value-type="string">
            <text:p text:style-name="P15">改訂日</text:p>
          </table:table-cell>
          <table:table-cell table:style-name="表2.C1" office:value-type="string">
            <text:p text:style-name="P16">変更内容<text:span text:style-name="T1"> </text:span></text:p>
          </table:table-cell>
        </table:table-row>
        <table:table-row table:style-name="表2.1">
          <table:table-cell table:style-name="表2.A5" office:value-type="string">
            <text:p text:style-name="P15">1.0</text:p>
          </table:table-cell>
          <table:table-cell table:style-name="表2.B2" office:value-type="string">
            <text:p text:style-name="P23"><text:span text:style-name="T59">2013</text:span>/<text:span text:style-name="T59">03</text:span><text:span text:style-name="T21">/</text:span><text:span text:style-name="T59">25</text:span></text:p>
          </table:table-cell>
          <table:table-cell table:style-name="表2.C2" office:value-type="string">
            <text:p text:style-name="P21">新規作成</text:p>
          </table:table-cell>
        </table:table-row>
        <table:table-row table:style-name="表2.1">
          <table:table-cell table:style-name="表2.A5" office:value-type="string">
            <text:p text:style-name="P15"/>
          </table:table-cell>
          <table:table-cell table:style-name="表2.B3" office:value-type="string">
            <text:p text:style-name="P18"/>
          </table:table-cell>
          <table:table-cell table:style-name="表2.C3" office:value-type="string">
            <text:p text:style-name="P15"/>
          </table:table-cell>
        </table:table-row>
        <table:table-row table:style-name="表2.1">
          <table:table-cell table:style-name="表2.A5" office:value-type="string">
            <text:p text:style-name="P15"/>
          </table:table-cell>
          <table:table-cell table:style-name="表2.B4" office:value-type="string">
            <text:p text:style-name="P15"/>
          </table:table-cell>
          <table:table-cell table:style-name="表2.C4" office:value-type="string">
            <text:p text:style-name="P15"/>
          </table:table-cell>
        </table:table-row>
        <table:table-row table:style-name="表2.1">
          <table:table-cell table:style-name="表2.A5" office:value-type="string">
            <text:p text:style-name="P15"/>
          </table:table-cell>
          <table:table-cell table:style-name="表2.B5" office:value-type="string">
            <text:p text:style-name="P15"/>
          </table:table-cell>
          <table:table-cell table:style-name="表2.C5" office:value-type="string">
            <text:p text:style-name="P15"/>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ライセンス" table:style-name="ライセンス">
        <table:table-column table:style-name="ライセンス.A"/>
        <table:table-row table:style-name="ライセンス.1">
          <table:table-cell table:style-name="ライセンス.A1" office:value-type="string">
            <text:p text:style-name="P58">ライセンス</text:p>
            <text:p text:style-name="P58">本作品はCC-BYライセンスによって許諾されています。</text:p>
            <text:p text:style-name="P58">ライセンスの内容を知りたい方はhttp://creativecommons.org/licenses/by/2.1/jp/でご確認ください。</text:p>
            <text:p text:style-name="P58">文書の内容、表記に関する誤り、ご要望、感想等につきましては、PGEConsのサイトを通じてお寄せいただきますようお願いいたします。</text:p>
            <text:p text:style-name="P57"><text:span text:style-name="T23">サイトURL <text:s/></text:span><text:a xlink:type="simple" xlink:href="https://www.pgecons.org/contact/"><text:span text:style-name="T23">https://www.pgecons.org/contact/</text:span></text:a></text:p>
            <text:p text:style-name="P58"/>
            <text:p text:style-name="P60">Eclipseは、Eclipse Foundation Incの米国、およびその他の国における商標もしくは登録商標です。</text:p>
            <text:p text:style-name="P60">IBMおよびDB2は、世界の多くの国で登録されたInternational Business Machines Corporationの商標です。</text:p>
            <text:p text:style-name="P60">Intel、インテルおよびXeonは、米国およびその他の国における Intel Corporation の商標です。</text:p>
            <text:p text:style-name="P60">Javaは、Oracle Corporation 及びその子会社、関連会社の米国及びその他の国における登録商標です。文中の社名、商品名等は各社の商標または登録商標である場合があります。</text:p>
            <text:p text:style-name="P60">Linux は、Linus Torvalds 氏の日本およびその他の国における登録商標または商標です。</text:p>
            <text:p text:style-name="P60">Red HatおよびShadowman logoは、米国およびその他の国におけるRed Hat,Inc.の商標または登録商標です。</text:p>
            <text:p text:style-name="P60">Microsoft、Windows Server、SQL Server、米国 Microsoft Corporationの米国及びその他の国における登録商標または商標です。</text:p>
            <text:p text:style-name="P60">MySQLは、Oracle Corporation 及びその子会社、関連会社の米国及びその他の国における登録商標です。文中の社名、商品名等は各社の商標または登録商標である場合があります。</text:p>
            <text:p text:style-name="P60">Oracleは、Oracle Corporation 及びその子会社、関連会社の米国及びその他の国における登録商標です。文中の社名、商品名等は各社の商標または登録商標である場合があります。</text:p>
            <text:p text:style-name="P60">PostgreSQLは、PostgreSQL Community Association of Canadaのカナダにおける登録商標およびその他の国における商標です。</text:p>
            <text:p text:style-name="P60">Windows は米国 Microsoft Corporation の米国およびその他の国における登録商標です。</text:p>
            <text:p text:style-name="P60">TPC, TPC Benchmark,TPC-C, TPC-E, tpmC, TPC-H, QphHは米国Transaction Processing Performance Councilの商標です</text:p>
            <text:p text:style-name="P59"><text:span text:style-name="T23">その他、本資料に記載されている社名及び商品名はそれぞれ各社が商標または登録商標として使用している場合があります </text:span><text:span text:style-name="T5">。</text:span></text:p>
          </table:table-cell>
        </table:table-row>
      </table:table>
      <text:p text:style-name="Table"/>
      <text:p text:style-name="P5"><text:span text:style-name="T22">はじめに</text:span><text:span text:style-name="T3"> </text:span></text:p>
      <text:p text:style-name="P14">■本資料の目的</text:p>
      <text:p text:style-name="P10">本資料は、異種DBMSからPostgreSQLへ<text:span text:style-name="T59">ストアドプロシージャ</text:span>を移行する作業の難易度およびボリュームの事前判断と、実際に書き換えを行う際の参考資料として利用されることを想定しています。</text:p>
      <text:p text:style-name="P10"/>
      <text:p text:style-name="P166">■<text:span text:style-name="T1">本</text:span>資料<text:span text:style-name="T1">で記載する範囲</text:span></text:p>
      <text:p text:style-name="_32_.本文_ff08_中見出し_ff09_">本資料では、移行元の異種DBMSとしてOracle Databaseを想定し、PostgreSQLへ<text:span text:style-name="T1">ストアドプロシージャ</text:span>を移行する際に書き換えが必要である箇所とその書き換え方針について<text:span text:style-name="T1">手続き言語を中心に</text:span>記載します。スキーマ、<text:span text:style-name="T1">SQL</text:span>、組み込み関数については本資料では取り扱っていません。これらに関しては、それぞれ「スキーマ移行調査編」、「<text:span text:style-name="T1">SQL</text:span>移行調査編」、「組み込み関数移行調査編」を参照してください。</text:p>
      <text:p text:style-name="_32_.本文_ff08_中見出し_ff09_"/>
      <text:p text:style-name="P13">■本資料で扱う用語の定義</text:p>
      <text:p text:style-name="P10">資料で記述する用語について以下に定義します。</text:p>
      <text:p text:style-name="P168"><text:span text:style-name="T60">表 </text:span><text:span text:style-name="T60"><text:sequence text:ref-name="refTable0" text:name="Table" text:formula="ooow:Table+1" style:num-format="1">1</text:sequence></text:span><text:span text:style-name="T60">: </text:span><text:span text:style-name="T61">用語定義</text:span></text:p>
      <table:table table:name="表58" table:style-name="表58">
        <table:table-column table:style-name="表58.A"/>
        <table:table-column table:style-name="表58.B"/>
        <table:table-column table:style-name="表58.C"/>
        <table:table-row>
          <table:table-cell table:style-name="表58.A1" office:value-type="string">
            <text:p text:style-name="P55">№</text:p>
          </table:table-cell>
          <table:table-cell table:style-name="表58.A1" office:value-type="string">
            <text:p text:style-name="P55">用語</text:p>
          </table:table-cell>
          <table:table-cell table:style-name="表58.C1" office:value-type="string">
            <text:p text:style-name="P55">意味</text:p>
          </table:table-cell>
        </table:table-row>
        <table:table-row>
          <table:table-cell table:style-name="表58.A3" office:value-type="string">
            <text:p text:style-name="P93">1</text:p>
          </table:table-cell>
          <table:table-cell table:style-name="表58.B3" office:value-type="string">
            <text:p text:style-name="P79">DBMS</text:p>
          </table:table-cell>
          <table:table-cell table:style-name="表58.C3" office:value-type="string">
            <text:p text:style-name="P80">データベース管理システムを指します。ここでは、PostgreSQLおよび異種DBMSの総称として利用します。</text:p>
          </table:table-cell>
        </table:table-row>
        <table:table-row>
          <table:table-cell table:style-name="表58.A3" office:value-type="string">
            <text:p text:style-name="P93">2</text:p>
          </table:table-cell>
          <table:table-cell table:style-name="表58.B3" office:value-type="string">
            <text:p text:style-name="P79">異種DBMS</text:p>
          </table:table-cell>
          <table:table-cell table:style-name="表58.C3" office:value-type="string">
            <text:p text:style-name="P80">PostgreSQLではない、データベース管理システムを指します。</text:p>
            <text:p text:style-name="P80">本資料では、Oracle Databaseが該当します。</text:p>
          </table:table-cell>
        </table:table-row>
        <table:table-row>
          <table:table-cell table:style-name="表58.A4" office:value-type="string">
            <text:p text:style-name="P93">3</text:p>
          </table:table-cell>
          <table:table-cell table:style-name="表58.B4" office:value-type="string">
            <text:p text:style-name="P79">Oracle</text:p>
          </table:table-cell>
          <table:table-cell table:style-name="表58.C4" office:value-type="string">
            <text:p text:style-name="P80">データベース管理システムのOracle Database を指します。</text:p>
          </table:table-cell>
        </table:table-row>
      </table:table>
      <text:p text:style-name="P43"/>
      <text:p text:style-name="P13">■本資料で扱う DBMSおよびツール</text:p>
      <text:p text:style-name="P11">本書では以下のDBMSを前提にした調査結果を記載します。</text:p>
      <text:p text:style-name="P169">表 <text:sequence text:ref-name="refTable1" text:name="Table" text:formula="ooow:Table+1" style:num-format="1">2</text:sequence>: <text:span text:style-name="T1">本書で扱うDBMS</text:span></text:p>
      <table:table table:name="表24" table:style-name="表24">
        <table:table-column table:style-name="表24.A"/>
        <table:table-column table:style-name="表24.B"/>
        <table:table-row>
          <table:table-cell table:style-name="表24.A1" office:value-type="string">
            <text:p text:style-name="P56">DBMS<text:span text:style-name="T1">名称</text:span></text:p>
          </table:table-cell>
          <table:table-cell table:style-name="表24.B1" office:value-type="string">
            <text:p text:style-name="P54">バージョン</text:p>
          </table:table-cell>
        </table:table-row>
        <table:table-row>
          <table:table-cell table:style-name="表24.A2" office:value-type="string">
            <text:p text:style-name="P88">PostgreSQL</text:p>
          </table:table-cell>
          <table:table-cell table:style-name="表24.B2" office:value-type="string">
            <text:p text:style-name="P88">9.2.1</text:p>
          </table:table-cell>
        </table:table-row>
        <table:table-row>
          <table:table-cell table:style-name="表24.A3" office:value-type="string">
            <text:p text:style-name="P88">Oracle Database</text:p>
          </table:table-cell>
          <table:table-cell table:style-name="表24.B3" office:value-type="string">
            <text:p text:style-name="P88">11gR2<text:span text:style-name="T1"> 11.2.0.2.0</text:span></text:p>
          </table:table-cell>
        </table:table-row>
      </table:table>
      <text:p text:style-name="P13"/>
      <text:p text:style-name="P8"/>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13">目次</text:p>
          </text:index-title>
          <text:p text:style-name="P211"><text:a xlink:type="simple" xlink:href="#__RefHeading__866_566129406" text:style-name="Index_20_Link" text:visited-style-name="Index_20_Link">1.PostgreSQLのストアドプロシージャについて<text:tab/>5</text:a></text:p>
          <text:p text:style-name="P175"><text:a xlink:type="simple" xlink:href="#__RefHeading__644_1683883031" text:style-name="Index_20_Link" text:visited-style-name="Index_20_Link">1.1.PostgreSQLにおけるストアドプロシージャ<text:tab/>5</text:a></text:p>
          <text:p text:style-name="P175"><text:a xlink:type="simple" xlink:href="#__RefHeading__1670_902736162" text:style-name="Index_20_Link" text:visited-style-name="Index_20_Link">1.2.PL/pgSQLについて<text:tab/>5</text:a></text:p>
          <text:p text:style-name="P211"><text:a xlink:type="simple" xlink:href="#__RefHeading__724_1783628202" text:style-name="Index_20_Link" text:visited-style-name="Index_20_Link">2.OracleからPostgreSQLへの移行（定義関連）<text:tab/>5</text:a></text:p>
          <text:p text:style-name="P175"><text:a xlink:type="simple" xlink:href="#__RefHeading__1672_902736162" text:style-name="Index_20_Link" text:visited-style-name="Index_20_Link">2.1.CREATE FUNCTION文<text:tab/>5</text:a></text:p>
          <text:p text:style-name="P175"><text:a xlink:type="simple" xlink:href="#__RefHeading__1920_170237214" text:style-name="Index_20_Link" text:visited-style-name="Index_20_Link">2.2.CREATE PROCEDURE文<text:tab/>6</text:a></text:p>
          <text:p text:style-name="P175"><text:a xlink:type="simple" xlink:href="#__RefHeading__1922_170237214" text:style-name="Index_20_Link" text:visited-style-name="Index_20_Link">2.3.CREATE PACKAGE文<text:tab/>6</text:a></text:p>
          <text:p text:style-name="P175"><text:a xlink:type="simple" xlink:href="#__RefHeading__1924_170237214" text:style-name="Index_20_Link" text:visited-style-name="Index_20_Link">2.4.ALTER FUNCTION文<text:tab/>6</text:a></text:p>
          <text:p text:style-name="P175"><text:a xlink:type="simple" xlink:href="#__RefHeading__2174_170237214" text:style-name="Index_20_Link" text:visited-style-name="Index_20_Link">2.5.DROP FUNCTION文<text:tab/>6</text:a></text:p>
          <text:p text:style-name="P211"><text:a xlink:type="simple" xlink:href="#__RefHeading__1395_170237214" text:style-name="Index_20_Link" text:visited-style-name="Index_20_Link">3.OracleからPostgreSQLへの移行（標準手続き言語関連）<text:tab/>6</text:a></text:p>
          <text:p text:style-name="P175"><text:a xlink:type="simple" xlink:href="#__RefHeading__1397_170237214" text:style-name="Index_20_Link" text:visited-style-name="Index_20_Link">3.1.構造<text:tab/>6</text:a></text:p>
          <text:p text:style-name="P175"><text:a xlink:type="simple" xlink:href="#__RefHeading__2176_170237214" text:style-name="Index_20_Link" text:visited-style-name="Index_20_Link">3.2.コメント<text:tab/>7</text:a></text:p>
          <text:p text:style-name="P175"><text:a xlink:type="simple" xlink:href="#__RefHeading__2178_170237214" text:style-name="Index_20_Link" text:visited-style-name="Index_20_Link">3.3.データ型<text:tab/>7</text:a></text:p>
          <text:p text:style-name="P175"><text:a xlink:type="simple" xlink:href="#__RefHeading__2894_1300098716" text:style-name="Index_20_Link" text:visited-style-name="Index_20_Link">3.4.変数の宣言<text:tab/>7</text:a></text:p>
          <text:p text:style-name="P175"><text:a xlink:type="simple" xlink:href="#__RefHeading__2182_170237214" text:style-name="Index_20_Link" text:visited-style-name="Index_20_Link">3.5.制御構造<text:tab/>7</text:a></text:p>
          <text:p text:style-name="P175"><text:a xlink:type="simple" xlink:href="#__RefHeading__3471_992581857" text:style-name="Index_20_Link" text:visited-style-name="Index_20_Link">3.6.カーソル<text:tab/>9</text:a></text:p>
          <text:p text:style-name="P175"><text:a xlink:type="simple" xlink:href="#__RefHeading__2186_170237214" text:style-name="Index_20_Link" text:visited-style-name="Index_20_Link">3.7.エラーハンドリング<text:tab/>10</text:a></text:p>
          <text:p text:style-name="P211"><text:a xlink:type="simple" xlink:href="#__RefHeading__2091_1722043051" text:style-name="Index_20_Link" text:visited-style-name="Index_20_Link">4.OracleからPostgreSQLへの移行（その他）<text:tab/>11</text:a></text:p>
          <text:p text:style-name="P175"><text:a xlink:type="simple" xlink:href="#__RefHeading__2093_1722043051" text:style-name="Index_20_Link" text:visited-style-name="Index_20_Link">4.1.起動方法<text:tab/>11</text:a></text:p>
          <text:p text:style-name="P175"><text:a xlink:type="simple" xlink:href="#__RefHeading__1674_902736162" text:style-name="Index_20_Link" text:visited-style-name="Index_20_Link">4.2.トランザクション制御<text:tab/>11</text:a></text:p>
          <text:p text:style-name="P211"><text:a xlink:type="simple" xlink:href="#__RefHeading__3473_992581857" text:style-name="Index_20_Link" text:visited-style-name="Index_20_Link">5.OracleからPostgreSQLへの移行に関するまとめ<text:tab/>12</text:a></text:p>
        </text:index-body>
      </text:table-of-content>
      <text:p text:style-name="Standard"/>
      <text:p text:style-name="P44"/>
      <text:h text:style-name="P206" text:outline-level="1"><text:bookmark-start text:name="__RefHeading__866_566129406"/>PostgreSQLのストアドプロシージャについて<text:bookmark-end text:name="__RefHeading__866_566129406"/></text:h>
      <text:p text:style-name="P49"/>
      <text:p text:style-name="P49">データベースに対する一連の処理手順をまとめてRDBMS内に格納する、「ストアドプロシージャ」についてPostgreSQLにおける特徴を紹介します。</text:p>
      <text:p text:style-name="P46"/>
      <text:h text:style-name="P196" text:outline-level="2"><text:bookmark-start text:name="__RefHeading__644_1683883031"/>PostgreSQLにおけるストアドプロシージャ<text:bookmark-end text:name="__RefHeading__644_1683883031"/></text:h>
      <text:p text:style-name="P97"/>
      <text:p text:style-name="P119">PostgreSQLではストアドプロシージャはユーザ定義関数（FUNCTION）として定義を行います。</text:p>
      <text:p text:style-name="P119">実行方法は、ほかの関数と同様にSQL文で利用します。</text:p>
      <text:p text:style-name="P119">関数として実装するため呼び出し方法もSQL文の中で関数として利用することになります。</text:p>
      <text:p text:style-name="P119">処理ロジックの記述には、<text:span text:style-name="T62">C</text:span>や<text:span text:style-name="T62">Perlなどでも処理ロジックを組み込むことも可能です</text:span>。</text:p>
      <text:p text:style-name="P119">PostgreSQL専用の手続き言語としてPL/pgSQLが用意されています。</text:p>
      <text:p text:style-name="P119">上記以外に、ＣやPerlなどでも処理ロジックを組み込むことも可能です。</text:p>
      <text:p text:style-name="P96"/>
      <text:h text:style-name="P203" text:outline-level="2"><text:bookmark-start text:name="__RefHeading__1670_902736162"/>PL/pgSQLについて<text:bookmark-end text:name="__RefHeading__1670_902736162"/></text:h>
      <text:p text:style-name="P146"/>
      <text:p text:style-name="P146">PL/pgSQLは、OracleのPL/SQLと同様にSQLに制御構造（条件分岐やLOOP処理）などを組み込んだ、PostgreSQLで標準として実装されている手続き言語です。</text:p>
      <text:p text:style-name="P146">記述された処理ロジックは、ユーザ定義関数としてデータベースに格納する事が出来ますが、事前にコンパイルはされずに、実行時に解釈され実行されます。</text:p>
      <text:p text:style-name="P98"/>
      <text:p text:style-name="P98"/>
      <text:h text:style-name="P204" text:outline-level="1"><text:bookmark-start text:name="__RefHeading__724_1783628202"/>OracleからPostgreSQLへの移行（定義関連）<text:bookmark-end text:name="__RefHeading__724_1783628202"/></text:h>
      <text:p text:style-name="P47"/>
      <text:h text:style-name="P197" text:outline-level="2"><text:bookmark-start text:name="__RefHeading__1672_902736162"/>CREATE FUNCTION文<text:bookmark-end text:name="__RefHeading__1672_902736162"/></text:h>
      <text:p text:style-name="P45"/>
      <text:p text:style-name="P147">CREATE FUNCTION文の比較</text:p>
      <table:table table:name="表1" table:style-name="表1">
        <table:table-column table:style-name="表1.A"/>
        <table:table-column table:style-name="表1.B"/>
        <table:table-row table:style-name="表1.1">
          <table:table-cell table:style-name="表1.A1" office:value-type="string">
            <text:p text:style-name="P24">Oracle</text:p>
          </table:table-cell>
          <table:table-cell table:style-name="表1.B1" office:value-type="string">
            <text:p text:style-name="P24">PostgreSQL<text:span text:style-name="T25">(</text:span><text:span text:style-name="T6">処理ロジックをPL/pgSQLで記述する場合</text:span><text:span text:style-name="T25">)</text:span></text:p>
          </table:table-cell>
        </table:table-row>
        <table:table-row table:style-name="表1.2">
          <table:table-cell table:style-name="表1.A2" office:value-type="string">
            <text:p text:style-name="P17"><text:span text:style-name="T26">CREATE </text:span><text:span text:style-name="T7">OR </text:span><text:span text:style-name="T8">REPLACE </text:span><text:span text:style-name="T26">FUNCTION</text:span></text:p>
            <text:p text:style-name="P17"><text:span text:style-name="T26"><text:s/></text:span><text:span text:style-name="T27">proc_f</text:span><text:span text:style-name="T9"> </text:span><text:span text:style-name="T26">( </text:span><text:span text:style-name="T8">p1</text:span><text:span text:style-name="T28"> IN </text:span><text:span text:style-name="T8">NUNBER</text:span><text:span text:style-name="T28"> )</text:span></text:p>
            <text:p text:style-name="P17"><text:span text:style-name="T28"><text:s text:c="2"/>RETURN </text:span><text:span text:style-name="T8">V</text:span><text:span text:style-name="T10">A</text:span><text:span text:style-name="T8">RCHAR</text:span><text:span text:style-name="T10">2</text:span><text:span text:style-name="T8">(10)</text:span></text:p>
            <text:p text:style-name="P30">IS </text:p>
            <text:p text:style-name="P17"><text:span text:style-name="T29"><text:s text:c="3"/></text:span><text:span text:style-name="T11">変数名　データ型;</text:span></text:p>
            <text:p text:style-name="P19">BEGIN</text:p>
            <text:p text:style-name="P19"><text:s text:c="3"/>処理内容;</text:p>
            <text:p text:style-name="P19">END;</text:p>
          </table:table-cell>
          <table:table-cell table:style-name="表1.B2" office:value-type="string">
            <text:p text:style-name="P17"><text:span text:style-name="T26">CREATE </text:span><text:span text:style-name="T7">OR </text:span><text:span text:style-name="T8">REPLACE</text:span><text:span text:style-name="T26"> FUNCTION</text:span></text:p>
            <text:p text:style-name="P17"><text:span text:style-name="T26"><text:s/></text:span><text:span text:style-name="T27">proc_f</text:span><text:span text:style-name="T9"> </text:span><text:span text:style-name="T26">( </text:span><text:span text:style-name="T8">p1</text:span><text:span text:style-name="T28"> </text:span><text:span text:style-name="T12">IN</text:span><text:span text:style-name="T28"> </text:span><text:span text:style-name="T8">INTEGER</text:span><text:span text:style-name="T28"> )</text:span></text:p>
            <text:p text:style-name="P17"><text:span text:style-name="T28"><text:s text:c="3"/>RETURN</text:span><text:span text:style-name="T12">S</text:span><text:span text:style-name="T28"> </text:span><text:span text:style-name="T8">V</text:span><text:span text:style-name="T10">A</text:span><text:span text:style-name="T8">RCHAR</text:span><text:span text:style-name="T10">(10)</text:span></text:p>
            <text:p text:style-name="P17"><text:span text:style-name="T25"><text:s text:c="2"/>AS</text:span><text:span text:style-name="T29"> </text:span></text:p>
            <text:p text:style-name="P31">$$</text:p>
            <text:p text:style-name="P31"><text:s text:c="2"/>DECLARE</text:p>
            <text:p text:style-name="P17"><text:span text:style-name="T29"><text:s text:c="5"/></text:span><text:span text:style-name="T11">変数名　データ型;</text:span></text:p>
            <text:p text:style-name="P19"><text:s text:c="2"/>BEGIN</text:p>
            <text:p text:style-name="P19"><text:s text:c="5"/>処理内容;</text:p>
            <text:p text:style-name="P19"><text:s text:c="2"/>END;</text:p>
            <text:p text:style-name="P20">$$</text:p>
            <text:p text:style-name="P20"><text:s text:c="2"/>LANGUAGE pl<text:span text:style-name="T43">pg</text:span>sql;</text:p>
          </table:table-cell>
        </table:table-row>
      </table:table>
      <text:p text:style-name="P147"/>
      <text:p text:style-name="P99">PostgreSQLでは処理内容の記述部分（変数宣言とBEGINからENDまで）を文字列定数として作成される必要があります。</text:p>
      <text:p text:style-name="P99">そのためにドル引用符付け（$$）を使って処理記述の範囲を囲います。</text:p>
      <text:p text:style-name="P100"><text:span text:style-name="T25">単一引用符で範囲を囲む方法も可能ですが、この場合には関数の本体部分で使用される単一引用符</text:span><text:span text:style-name="T32">(')</text:span><text:span text:style-name="T25">とバックスラッシュ</text:span><text:span text:style-name="T32">(\)</text:span><text:span text:style-name="T25">は</text:span><text:span text:style-name="T32">二重にする必要があります。</text:span></text:p>
      <text:p text:style-name="P101"/>
      <text:p text:style-name="P101">処理内容の記述に使用している言語の指定が必須で、LANGUAGE句で指定します。</text:p>
      <text:p text:style-name="P101"/>
      <text:p text:style-name="P101">変数宣言部にDECLAREが<text:span text:style-name="T43">必須</text:span>ですので追加する必要があります。</text:p>
      <text:p text:style-name="P101"/>
      <text:p text:style-name="P100"><text:soft-page-break/><text:span text:style-name="T32">引数を持たないFUNCTIONを作成するとき、にはOracleでは”</text:span><text:span text:style-name="T33">()”を省略</text:span><text:span text:style-name="T34">できます</text:span><text:span text:style-name="T33">が、PostgreSQLでは”()”の記述が必須です。</text:span></text:p>
      <text:p text:style-name="P102"/>
      <text:p text:style-name="P101">上記以外では</text:p>
      <text:p text:style-name="P101"><text:tab/>RETURN<text:tab/>→<text:tab/>RETURNS</text:p>
      <text:p text:style-name="P101"><text:tab/>IS<text:tab/><text:tab/>→<text:tab/>AS</text:p>
      <text:p text:style-name="P101">に書き換える必要があります。</text:p>
      <text:p text:style-name="P101"/>
      <text:p text:style-name="P101"/>
      <text:h text:style-name="P198" text:outline-level="2"><text:bookmark-start text:name="__RefHeading__1920_170237214"/>CREATE PROCEDURE文<text:bookmark-end text:name="__RefHeading__1920_170237214"/></text:h>
      <text:p text:style-name="P101"/>
      <text:p text:style-name="P101">PostgreSQLにはPROCEDUREは実装されていません。</text:p>
      <text:p text:style-name="P101">FUNCTIONで代用する事になります。</text:p>
      <text:p text:style-name="P101"/>
      <text:h text:style-name="P198" text:outline-level="2"><text:bookmark-start text:name="__RefHeading__1922_170237214"/>CREATE PACKAGE文<text:bookmark-end text:name="__RefHeading__1922_170237214"/></text:h>
      <text:p text:style-name="P101"/>
      <text:p text:style-name="P101">POCEDUREと同様にPACKAGE<text:span text:style-name="T38">は</text:span>実装されていません。</text:p>
      <text:p text:style-name="P101">FUNCTIONで代用することになります。</text:p>
      <text:p text:style-name="P101">PACKAGEレベルで共通使用する定数などは、一時テーブルに保存するなどの方法を検討する必要があります。</text:p>
      <text:p text:style-name="P101"/>
      <text:h text:style-name="P198" text:outline-level="2"><text:bookmark-start text:name="__RefHeading__1924_170237214"/>ALTER FUNCTION文<text:bookmark-end text:name="__RefHeading__1924_170237214"/></text:h>
      <text:p text:style-name="P101"/>
      <text:p text:style-name="P101">OracleとPostgreSQLでは互換性がありません。</text:p>
      <text:p text:style-name="P101"/>
      <text:p text:style-name="P101">Oracleでは再コンパイルに関する命令になります。</text:p>
      <text:p text:style-name="P101">PostgreSQLでは関数名の変更、所有者の変更などのFUNCTIONが保持している情報を変更する命令になります。</text:p>
      <text:p text:style-name="P101"/>
      <text:p text:style-name="P101"/>
      <text:h text:style-name="P199" text:outline-level="2"><text:bookmark-start text:name="__RefHeading__2174_170237214"/>DROP FUNCTION文<text:bookmark-end text:name="__RefHeading__2174_170237214"/></text:h>
      <text:p text:style-name="P101"/>
      <text:p text:style-name="P148">DROP FUNCTION文の比較</text:p>
      <table:table table:name="表3" table:style-name="表3">
        <table:table-column table:style-name="表3.A"/>
        <table:table-column table:style-name="表3.B"/>
        <table:table-row table:style-name="表3.1">
          <table:table-cell table:style-name="表3.A1" office:value-type="string">
            <text:p text:style-name="P24">Oracle</text:p>
          </table:table-cell>
          <table:table-cell table:style-name="表3.B1" office:value-type="string">
            <text:p text:style-name="P24">PostgreSQL</text:p>
          </table:table-cell>
        </table:table-row>
        <table:table-row table:style-name="表3.2">
          <table:table-cell table:style-name="表3.A2" office:value-type="string">
            <text:p text:style-name="P17"><text:span text:style-name="T9">DROP</text:span><text:span text:style-name="T26"> FUNCTION </text:span><text:span text:style-name="T27">proc_f;</text:span></text:p>
          </table:table-cell>
          <table:table-cell table:style-name="表3.B2" office:value-type="string">
            <text:p text:style-name="P17"><text:span text:style-name="T35">DROP</text:span><text:span text:style-name="T26"> FUNCTION </text:span><text:span text:style-name="T27">proc_f</text:span><text:span text:style-name="T9"> </text:span><text:span text:style-name="T26">( </text:span><text:span text:style-name="T8">p1</text:span><text:span text:style-name="T28"> </text:span><text:span text:style-name="T12">IN</text:span><text:span text:style-name="T28"> </text:span><text:span text:style-name="T8">INTEGER</text:span><text:span text:style-name="T28"> );</text:span></text:p>
            <text:p text:style-name="P20"/>
          </table:table-cell>
        </table:table-row>
      </table:table>
      <text:p text:style-name="P144"/>
      <text:p text:style-name="P143"><text:span text:style-name="T13">PostgreSQLでは、引き渡しパラメータ</text:span><text:span text:style-name="T10">も含めて</text:span><text:span text:style-name="T13">指定する必要があります。</text:span></text:p>
      <text:p text:style-name="P101"/>
      <text:h text:style-name="P204" text:outline-level="1"><text:bookmark-start text:name="__RefHeading__1395_170237214"/>OracleからPostgreSQLへの移行（標準手続き言語関連）<text:bookmark-end text:name="__RefHeading__1395_170237214"/></text:h>
      <text:p text:style-name="P47"/>
      <text:p text:style-name="P48">OracleとPostgreSQLにそれぞれ実装されている手続き言語である、PL/SQLとPL/pgSQLにおける記述の相違を中心に書換え方法を記述します。</text:p>
      <text:p text:style-name="P48"/>
      <text:h text:style-name="P200" text:outline-level="2"><text:bookmark-start text:name="__RefHeading__1397_170237214"/>構造<text:bookmark-end text:name="__RefHeading__1397_170237214"/></text:h>
      <text:p text:style-name="P103"/>
      <text:p text:style-name="P104">構造のステートメントには相違ありません。</text:p>
      <table:table table:name="表6" table:style-name="表6">
        <table:table-column table:style-name="表6.A"/>
        <table:table-row>
          <table:table-cell table:style-name="表6.A1" office:value-type="string">
            <text:p text:style-name="P81">DECLARE</text:p>
            <text:p text:style-name="P86"><text:s text:c="4"/><text:span text:style-name="T36">A1 <text:s/>CHAR(10);</text:span></text:p>
            <text:p text:style-name="P81">BEGIN</text:p>
            <text:p text:style-name="P81"><text:s text:c="4"/>A1 := 'ABC';</text:p>
            <text:p text:style-name="P81"><text:soft-page-break/><text:s text:c="4"/>RETURN A1;</text:p>
            <text:p text:style-name="P81">END;</text:p>
          </table:table-cell>
        </table:table-row>
      </table:table>
      <text:p text:style-name="P145"/>
      <text:p text:style-name="P103">「DECLARE部」で変数の宣言</text:p>
      <text:p text:style-name="P100">「BEGIN部」で処理内容の記述</text:p>
      <text:p text:style-name="P100">「END」でブロックの終了</text:p>
      <text:p text:style-name="P100"/>
      <text:h text:style-name="P199" text:outline-level="2"><text:bookmark-start text:name="__RefHeading__2176_170237214"/>コメント<text:bookmark-end text:name="__RefHeading__2176_170237214"/></text:h>
      <text:p text:style-name="P100"/>
      <text:p text:style-name="P100">コメントの記述には相違ありません。</text:p>
      <text:p text:style-name="P100"/>
      <text:p text:style-name="P100"><text:tab/><text:span text:style-name="T30">-- </text:span><text:span text:style-name="T31">コメント記述<text:tab/></text:span><text:span text:style-name="T30"><text:tab/></text:span>：行末までをコメントとします。</text:p>
      <text:p text:style-name="P100"><text:tab/>/* <text:span text:style-name="T31">コメント記述</text:span> <text:s/>*/<text:tab/>：/*<text:span text:style-name="T31"> から */ までの</text:span>ブロック（複数行でも可）をコメントとします。</text:p>
      <text:p text:style-name="P100"/>
      <text:h text:style-name="P199" text:outline-level="2"><text:bookmark-start text:name="__RefHeading__2178_170237214"/>データ型<text:bookmark-end text:name="__RefHeading__2178_170237214"/></text:h>
      <text:p text:style-name="P100"/>
      <text:p text:style-name="P122">PostgreSQLで使用可能なデータ型はPL/pgSQLで使用できます。</text:p>
      <text:p text:style-name="P122">データ型の変換については別ドキュメント「組み込みデータ型対応表（Oracle-PostgreSQL）」を参照して変換してください。</text:p>
      <text:p text:style-name="P120"><text:span text:style-name="T39">同様に%ROWTYPE型や%TYPE</text:span><text:span text:style-name="T40">はそのまま使用できます。</text:span></text:p>
      <text:p text:style-name="P123"/>
      <text:p text:style-name="P123">RECORD型については注意が必要です。</text:p>
      <table:table table:name="表7" table:style-name="表7">
        <table:table-column table:style-name="表7.A"/>
        <table:table-column table:style-name="表7.B"/>
        <table:table-row table:style-name="表7.1">
          <table:table-cell table:style-name="表7.A1" office:value-type="string">
            <text:p text:style-name="P25">Oracle</text:p>
          </table:table-cell>
          <table:table-cell table:style-name="表7.B1" office:value-type="string">
            <text:p text:style-name="P25">PostgreSQL</text:p>
          </table:table-cell>
        </table:table-row>
        <table:table-row table:style-name="表7.2">
          <table:table-cell table:style-name="表7.A2" office:value-type="string">
            <text:p text:style-name="P32">type rec_name is RECORD (</text:p>
            <text:p text:style-name="P32"><text:s text:c="4"/>C1 CHAR(10),</text:p>
            <text:p text:style-name="P32"><text:s text:c="4"/>C2 CHAR(4)</text:p>
            <text:p text:style-name="P32"><text:s text:c="2"/>);</text:p>
          </table:table-cell>
          <table:table-cell table:style-name="表7.B2" office:value-type="string">
            <text:p text:style-name="P22">rec_name RECORD;</text:p>
          </table:table-cell>
        </table:table-row>
      </table:table>
      <text:p text:style-name="P124"/>
      <text:p text:style-name="P124">PL/pgSQLではRECORD型の宣言時にはレコードの内容は記述しません。</text:p>
      <text:p text:style-name="P124">レコードの内容は直接SELECT文を記述したり、カーソルのFETCHで使用されると定義が確定されます。</text:p>
      <text:p text:style-name="P124">例１.　SELECTの結果をレコード型にストアする</text:p>
      <text:p text:style-name="P124">　　rec_name IN SELECT C1, C2 FROM tb1</text:p>
      <text:p text:style-name="P125">例２.　カーソルcuの結果をレコード型にストアする</text:p>
      <text:p text:style-name="P121"><text:span text:style-name="T40">　　</text:span><text:span text:style-name="T41">fetch cu into rec_name</text:span></text:p>
      <text:p text:style-name="P135"/>
      <text:h text:style-name="P201" text:outline-level="2"><text:bookmark-start text:name="__RefHeading__2894_1300098716"/>変数の宣言<text:bookmark-end text:name="__RefHeading__2894_1300098716"/></text:h>
      <text:p text:style-name="P136"/>
      <text:p text:style-name="P136">プログラム内で使用する変数は必ず宣言部に記述して宣言を行う必要があります。</text:p>
      <text:p text:style-name="P121">但し、例外としてFORループで使用するループ変数はこの限りではありません。</text:p>
      <text:p text:style-name="P121"/>
      <text:p text:style-name="P121">例外の名前の宣言は<text:span text:style-name="T54">PL/pgSQLでは宣言する事が出来ません。</text:span></text:p>
      <text:p text:style-name="P140">RAISE文を使ってエラーを発生させます。</text:p>
      <text:p text:style-name="P121"/>
      <text:h text:style-name="P199" text:outline-level="2"><text:bookmark-start text:name="__RefHeading__2182_170237214"/>制御構造<text:bookmark-end text:name="__RefHeading__2182_170237214"/></text:h>
      <text:p text:style-name="P100"/>
      <text:h text:style-name="_33_.小見出し" text:outline-level="3">LOOP命令</text:h>
      <text:p text:style-name="_33_.本文_28_小見出し_29_"/>
      <text:p text:style-name="P118">LOOPの記述には相違ありません。</text:p>
      <table:table table:name="表5" table:style-name="表5">
        <table:table-column table:style-name="表5.A"/>
        <table:table-row>
          <table:table-cell table:style-name="表5.A1" office:value-type="string">
            <text:p text:style-name="P62">LOOP</text:p>
            <text:p text:style-name="P81"><text:s text:c="4"/>A1 :<text:span text:style-name="T42">=</text:span> <text:span text:style-name="T37">A1 + 1</text:span>;</text:p>
            <text:p text:style-name="P81"><text:s text:c="4"/><text:span text:style-name="T37">EXIT WHEN A1 &gt; 100;</text:span></text:p>
            <text:p text:style-name="P81"><text:soft-page-break/>END <text:span text:style-name="T1">LOOP</text:span>;</text:p>
          </table:table-cell>
        </table:table-row>
      </table:table>
      <text:p text:style-name="P103"/>
      <text:p text:style-name="_33_.本文_28_小見出し_29_">「LOOP」と「END <text:span text:style-name="T43">LOOP</text:span>」の間に記述された命令を繰り返し実行します。</text:p>
      <text:p text:style-name="_33_.本文_28_小見出し_29_">LOOPを抜けるためにはEXITを使用します。</text:p>
      <text:p text:style-name="_33_.本文_28_小見出し_29_">EXITに続けてLOOPを抜ける条件式を記述します。</text:p>
      <text:p text:style-name="_33_.本文_28_小見出し_29_">EXITのみでは無条件でLOOPから抜けます。</text:p>
      <text:p text:style-name="P116"/>
      <text:h text:style-name="_33_.小見出し" text:outline-level="3"><text:span text:style-name="T42">WHILE</text:span>命令</text:h>
      <text:p text:style-name="P132"/>
      <text:p text:style-name="P132">WHILEの記述には相違ありません。</text:p>
      <table:table table:name="表8" table:style-name="表8">
        <table:table-column table:style-name="表8.A"/>
        <table:table-row>
          <table:table-cell table:style-name="表8.A1" office:value-type="string">
            <text:p text:style-name="P66">WHILE A1 &lt; 10 LOOP</text:p>
            <text:p text:style-name="P82"><text:s text:c="4"/>A1 :<text:span text:style-name="T42">=</text:span> <text:span text:style-name="T37">A1 + 1</text:span>;</text:p>
            <text:p text:style-name="P82">END <text:span text:style-name="T1">LOOP</text:span>;</text:p>
          </table:table-cell>
        </table:table-row>
      </table:table>
      <text:p text:style-name="P105"/>
      <text:p text:style-name="P150">「<text:span text:style-name="T42">WHILE</text:span>」<text:span text:style-name="T1">と「LOOP」</text:span><text:span text:style-name="T14">の間に繰り返しの条件式を記述し、</text:span></text:p>
      <text:p text:style-name="P150">「END <text:span text:style-name="T42">LOOP</text:span>」の間に<text:span text:style-name="T1">繰り返す</text:span>命令を記述<text:span text:style-name="T1">します</text:span>。</text:p>
      <text:p text:style-name="P149"><text:span text:style-name="T1">条件式を満たす前に</text:span>LOOPを抜けるためにはEXITを使用します。</text:p>
      <text:p text:style-name="P149"/>
      <text:h text:style-name="P188" text:outline-level="3"><text:span text:style-name="T15">FOR</text:span>命令</text:h>
      <text:p text:style-name="P150"/>
      <text:p text:style-name="P134">FORの記述には相違ありません。</text:p>
      <table:table table:name="表9" table:style-name="表9">
        <table:table-column table:style-name="表9.A"/>
        <table:table-row>
          <table:table-cell table:style-name="表9.A1" office:value-type="string">
            <text:p text:style-name="P67">FOR A1 IN <text:span text:style-name="T44">1 .. 10 LOOP</text:span></text:p>
            <text:p text:style-name="P84"><text:s text:c="4"/><text:span text:style-name="T44">D1</text:span> :<text:span text:style-name="T42">=</text:span> <text:span text:style-name="T44">D1</text:span><text:span text:style-name="T37"> + 1</text:span>;</text:p>
            <text:p text:style-name="P83">END <text:span text:style-name="T1">LOOP</text:span>;</text:p>
          </table:table-cell>
        </table:table-row>
      </table:table>
      <text:p text:style-name="P106"/>
      <text:p text:style-name="P165"><text:span text:style-name="T17">INの後に記述した最小値から最大値までの間、「LOOP」から</text:span><text:span text:style-name="T16">「END </text:span><text:span text:style-name="T15">LOOP</text:span><text:span text:style-name="T16">」に記述された命令を繰り返し実行します。</text:span></text:p>
      <text:p text:style-name="P153"/>
      <text:p text:style-name="P117">但し、「REVERSE」を使って値を最大値から最小値までを行う場合には書換えが必要です。</text:p>
      <table:table table:name="表15" table:style-name="表15">
        <table:table-column table:style-name="表15.A"/>
        <table:table-column table:style-name="表15.B"/>
        <table:table-row table:style-name="表15.1">
          <table:table-cell table:style-name="表15.A1" office:value-type="string">
            <text:p text:style-name="P27">Oracle</text:p>
          </table:table-cell>
          <table:table-cell table:style-name="表15.B1" office:value-type="string">
            <text:p text:style-name="P27">PostgreSQL</text:p>
          </table:table-cell>
        </table:table-row>
        <table:table-row table:style-name="表15.2">
          <table:table-cell table:style-name="表15.A2" office:value-type="string">
            <text:p text:style-name="P87"><text:span text:style-name="T15">FOR A1 IN <text:s/></text:span><text:span text:style-name="T46">REVERSE </text:span><text:span text:style-name="T17">1 .. 10 LOOP</text:span></text:p>
            <text:p text:style-name="P85"><text:s text:c="4"/><text:span text:style-name="T44">D1</text:span> :<text:span text:style-name="T42">=</text:span> <text:span text:style-name="T44">D1</text:span><text:span text:style-name="T37"> + 1</text:span>;</text:p>
            <text:p text:style-name="P90">END LOOP;</text:p>
          </table:table-cell>
          <table:table-cell table:style-name="表15.B2" office:value-type="string">
            <text:p text:style-name="P87"><text:span text:style-name="T15">FOR A1 IN <text:s/></text:span><text:span text:style-name="T46">REVERSE </text:span><text:span text:style-name="T17">1</text:span><text:span text:style-name="T18">0</text:span><text:span text:style-name="T17"> .. 1 LOOP</text:span></text:p>
            <text:p text:style-name="P85"><text:s text:c="4"/><text:span text:style-name="T44">D1</text:span> :<text:span text:style-name="T42">=</text:span> <text:span text:style-name="T44">D1</text:span><text:span text:style-name="T37"> + 1</text:span>;</text:p>
            <text:p text:style-name="P90">END LOOP;</text:p>
          </table:table-cell>
        </table:table-row>
      </table:table>
      <text:p text:style-name="P110"/>
      <text:p text:style-name="P155">最大値と最小値の値の指定が逆になります。</text:p>
      <text:p text:style-name="P156"/>
      <text:h text:style-name="P189" text:outline-level="3"><text:span text:style-name="T42">EXIT</text:span>命令</text:h>
      <text:p text:style-name="P137"/>
      <text:p text:style-name="P137">EXITの記述には相違ありません。</text:p>
      <table:table table:name="表10" table:style-name="表10">
        <table:table-column table:style-name="表10.A"/>
        <table:table-row>
          <table:table-cell table:style-name="表10.A1" office:value-type="string">
            <text:p text:style-name="P71">EXIT;</text:p>
            <text:p text:style-name="P71">EXIT [ label ] ;</text:p>
            <text:p text:style-name="P63">EXIT <text:span text:style-name="T44">WHEN A1 &gt; 10;</text:span></text:p>
          </table:table-cell>
        </table:table-row>
      </table:table>
      <text:p text:style-name="P107"/>
      <text:p text:style-name="P160">Labelが指定されない場合には最も内側のLOOPを終わらせます。</text:p>
      <text:p text:style-name="P160">Labelの指定がある場合には指定されたラベルのループを抜けます。</text:p>
      <text:p text:style-name="P160">WHENが指定された場合には、条件式を満たしていればEXITを実行します。</text:p>
      <text:p text:style-name="P107"/>
      <text:h text:style-name="P188" text:outline-level="3"><text:span text:style-name="T15">CONTINUE</text:span><text:span text:style-name="T16">命令</text:span></text:h>
      <text:p text:style-name="P151"/>
      <text:p text:style-name="P138">CONTINUEの記述には相違ありません。</text:p>
      <table:table table:name="表11" table:style-name="表11">
        <table:table-column table:style-name="表11.A"/>
        <text:soft-page-break/>
        <table:table-row>
          <table:table-cell table:style-name="表11.A1" office:value-type="string">
            <text:p text:style-name="P72">CONTINUE;</text:p>
            <text:p text:style-name="P72">CONTINUE [ label ] ;</text:p>
            <text:p text:style-name="P64"><text:span text:style-name="T44">CONTINUE </text:span><text:s/><text:span text:style-name="T44">WHEN A1 &gt; 10;</text:span></text:p>
          </table:table-cell>
        </table:table-row>
      </table:table>
      <text:p text:style-name="P108"/>
      <text:p text:style-name="P161">Labelが指定されない場合には実行しているLOOPの先頭に戻り次の反復に制御を移します。</text:p>
      <text:p text:style-name="P162">Labelの指定がある場合には指定されたラベルの先頭に戻り次の反復に制御を移します。</text:p>
      <text:p text:style-name="P162">WHENが指定された場合には、条件式を満たしていればCONTINUEを実行します。</text:p>
      <text:p text:style-name="P161"/>
      <text:h text:style-name="P188" text:outline-level="3"><text:span text:style-name="T15">IF</text:span><text:span text:style-name="T16">命令</text:span></text:h>
      <text:p text:style-name="P151"/>
      <text:p text:style-name="P126">IFについては注意が必要です。</text:p>
      <table:table table:name="表12" table:style-name="表12">
        <table:table-column table:style-name="表12.A"/>
        <table:table-column table:style-name="表12.B"/>
        <table:table-row table:style-name="表12.1">
          <table:table-cell table:style-name="表12.A1" office:value-type="string">
            <text:p text:style-name="P26">Oracle</text:p>
          </table:table-cell>
          <table:table-cell table:style-name="表12.B1" office:value-type="string">
            <text:p text:style-name="P26">PostgreSQL</text:p>
          </table:table-cell>
        </table:table-row>
        <table:table-row table:style-name="表12.2">
          <table:table-cell table:style-name="表12.A2" office:value-type="string">
            <text:p text:style-name="P37">IF A1 = 0 <text:s text:c="3"/>THEN <text:s/>A1 := 10</text:p>
            <text:p text:style-name="P37"><text:s text:c="4"/>ELSIF <text:s/>A1 &gt; 0 <text:s/>THEN <text:s/>A1 := A1 + 1</text:p>
            <text:p text:style-name="P37"><text:s text:c="4"/>ELSE <text:s/>A1 := 1</text:p>
            <text:p text:style-name="P37">END IF; </text:p>
          </table:table-cell>
          <table:table-cell table:style-name="表12.B2" office:value-type="string">
            <text:p text:style-name="P37">IF A1 = 0 <text:s text:c="3"/>THEN <text:s/>A1 := 10</text:p>
            <text:p text:style-name="P37"><text:s text:c="4"/>ELSEIF <text:s/>A1 &gt; 0 <text:s/>THEN <text:s/>A1 := A1 + 1</text:p>
            <text:p text:style-name="P37"><text:s text:c="4"/>ELSE <text:s/>A1 := 1</text:p>
            <text:p text:style-name="P37">END IF; </text:p>
          </table:table-cell>
        </table:table-row>
      </table:table>
      <text:p text:style-name="P109"/>
      <text:p text:style-name="P157">IFのあとの比較条件式に対して真もしくは偽を判断してTHENもしくはELSEの後に記述された命令が実行されます。</text:p>
      <text:p text:style-name="P157">Oracleでは「ELSIF」の記述がPostgreSQLでは「ELSEIF」に変わります。</text:p>
      <text:p text:style-name="P157">この部分以外での相違はありません。</text:p>
      <text:p text:style-name="P163"/>
      <text:h text:style-name="P188" text:outline-level="3"><text:span text:style-name="T15">CASE</text:span><text:span text:style-name="T16">命令</text:span></text:h>
      <text:p text:style-name="P151"/>
      <text:p text:style-name="P139">CASEの記述には相違ありません。</text:p>
      <table:table table:name="表13" table:style-name="表13">
        <table:table-column table:style-name="表13.A"/>
        <table:table-row>
          <table:table-cell table:style-name="表13.A1" office:value-type="string">
            <text:p text:style-name="P68"><text:span text:style-name="T44">CASE </text:span><text:span text:style-name="T49">A1</text:span></text:p>
            <text:p text:style-name="P68"><text:span text:style-name="T44"><text:s text:c="2"/></text:span><text:span text:style-name="T49">WHEN</text:span><text:span text:style-name="T44"> <text:s/></text:span><text:span text:style-name="T49">1, 2 THEN</text:span></text:p>
            <text:p text:style-name="P73"><text:s text:c="9"/>A1 := <text:s/>A1 + 10</text:p>
            <text:p text:style-name="P73"><text:s text:c="2"/>ELSE</text:p>
            <text:p text:style-name="P73"><text:s text:c="9"/>A1 := <text:s/>A1 + 1</text:p>
            <text:p text:style-name="P73">END CASE;</text:p>
          </table:table-cell>
        </table:table-row>
      </table:table>
      <text:p text:style-name="P109"/>
      <text:p text:style-name="P157">WHEN句内の値と比較を行い一致すれば指定された命令が実行されます。</text:p>
      <text:p text:style-name="P157">全てのWHENを順番に評価した後一致するものがない場合、ELSEの命令を実行します。</text:p>
      <text:p text:style-name="P157">一致するWHENがなくELSEの記述が無い場合には、CASE_NOT_FOUND例外が発生します</text:p>
      <text:p text:style-name="P163"/>
      <text:h text:style-name="P188" text:outline-level="3"><text:span text:style-name="T15">GOTO</text:span><text:span text:style-name="T16">命令</text:span></text:h>
      <text:p text:style-name="P151"/>
      <text:p text:style-name="P127">PostgreSQLにはGOTO命令がありません。</text:p>
      <table:table table:name="表14" table:style-name="表14">
        <table:table-column table:style-name="表14.A"/>
        <table:table-column table:style-name="表14.B"/>
        <table:table-row table:style-name="表14.1">
          <table:table-cell table:style-name="表14.A1" office:value-type="string">
            <text:p text:style-name="P27">Oracle</text:p>
          </table:table-cell>
          <table:table-cell table:style-name="表14.B1" office:value-type="string">
            <text:p text:style-name="P27">PostgreSQL</text:p>
          </table:table-cell>
        </table:table-row>
        <table:table-row table:style-name="表14.2">
          <table:table-cell table:style-name="表14.A2" office:value-type="string">
            <text:p text:style-name="P33"><text:span text:style-name="T45">GOTO </text:span><text:span text:style-name="T50">label;</text:span></text:p>
          </table:table-cell>
          <table:table-cell table:style-name="表14.B2" office:value-type="string">
            <text:p text:style-name="P33"><text:span text:style-name="T45"><text:s/></text:span><text:span text:style-name="T51">対応する命令なし</text:span></text:p>
          </table:table-cell>
        </table:table-row>
      </table:table>
      <text:p text:style-name="P110"/>
      <text:p text:style-name="P167">置換える命令がありません。</text:p>
      <text:p text:style-name="P167">無条件に指定したラベルに制御を移すことは出来ません。</text:p>
      <text:p text:style-name="P156"/>
      <text:h text:style-name="P202" text:outline-level="2"><text:bookmark-start text:name="__RefHeading__3471_992581857"/>カーソル<text:bookmark-end text:name="__RefHeading__3471_992581857"/></text:h>
      <text:p text:style-name="P133"/>
      <text:h text:style-name="P190" text:outline-level="3">カーソルの宣言</text:h>
      <text:p text:style-name="P152"/>
      <text:p text:style-name="P130"><text:soft-page-break/><text:span text:style-name="T55">カーソルの宣言</text:span>については注意が必要です。</text:p>
      <table:table table:name="表18" table:style-name="表18">
        <table:table-column table:style-name="表18.A"/>
        <table:table-column table:style-name="表18.B"/>
        <table:table-row table:style-name="表18.1">
          <table:table-cell table:style-name="表18.A1" office:value-type="string">
            <text:p text:style-name="P28">Oracle</text:p>
          </table:table-cell>
          <table:table-cell table:style-name="表18.B1" office:value-type="string">
            <text:p text:style-name="P28">PostgreSQL</text:p>
          </table:table-cell>
        </table:table-row>
        <table:table-row table:style-name="表18.2">
          <table:table-cell table:style-name="表18.A2" office:value-type="string">
            <text:p text:style-name="P183">CURSOR C1 IS SELECT C1 FROM foo;</text:p>
          </table:table-cell>
          <table:table-cell table:style-name="表18.B2" office:value-type="string">
            <text:p text:style-name="P34"><text:span text:style-name="T45"><text:s/></text:span><text:span text:style-name="T55">C1 CURSOR FOR <text:s/>SELECT C1 FROM foo;</text:span></text:p>
          </table:table-cell>
        </table:table-row>
      </table:table>
      <text:p text:style-name="P113"/>
      <text:p text:style-name="P215">どちらも宣言はDECLARE部で行いますが、文法が違います。</text:p>
      <text:p text:style-name="P215">FORの部分はISで記述されていても文法エラーにはなりません。</text:p>
      <text:p text:style-name="P176"/>
      <text:h text:style-name="P191" text:outline-level="3">カーソルのOPEN</text:h>
      <text:p text:style-name="P141"/>
      <text:p text:style-name="P141">カーソルのOPENの記述には相違ありません。</text:p>
      <table:table table:name="表20" table:style-name="表20">
        <table:table-column table:style-name="表20.A"/>
        <table:table-row>
          <table:table-cell table:style-name="表20.A1" office:value-type="string">
            <text:p text:style-name="P69"><text:span text:style-name="T49">OPEN </text:span><text:span text:style-name="T55">C1;</text:span></text:p>
          </table:table-cell>
        </table:table-row>
      </table:table>
      <text:p text:style-name="P114"/>
      <text:p text:style-name="P215">宣言をおこなったカーソルから行を取り出すために、OPENによりカーソルを開きます。</text:p>
      <text:p text:style-name="P159"/>
      <text:h text:style-name="P190" text:outline-level="3">カーソルのＦＥＴＣＨ</text:h>
      <text:p text:style-name="P152"/>
      <text:p text:style-name="P142">カーソルのFETCHの記述には相違ありません。</text:p>
      <table:table table:name="表21" table:style-name="表21">
        <table:table-column table:style-name="表21.A"/>
        <table:table-row>
          <table:table-cell table:style-name="表21.A1" office:value-type="string">
            <text:p text:style-name="P70"><text:span text:style-name="T56">FETCH</text:span><text:span text:style-name="T49"> </text:span><text:span text:style-name="T55">C1 </text:span><text:span text:style-name="T56">INTO wk_c1</text:span><text:span text:style-name="T55">;</text:span></text:p>
          </table:table-cell>
        </table:table-row>
      </table:table>
      <text:p text:style-name="P115"/>
      <text:p text:style-name="P219">カーソルから行を1行づつ取り出して変数に格納します。</text:p>
      <text:p text:style-name="P219"/>
      <text:p text:style-name="P216"/>
      <text:h text:style-name="P192" text:outline-level="3">カーソルの終了判定</text:h>
      <text:p text:style-name="P179"><text:span text:style-name="T55"/></text:p>
      <text:p text:style-name="P179"><text:span text:style-name="T55">カーソルをすべてFETCHしたときの判定方法は</text:span>注意が必要です。</text:p>
      <table:table table:name="表25" table:style-name="表25">
        <table:table-column table:style-name="表25.A"/>
        <table:table-column table:style-name="表25.B"/>
        <table:table-row table:style-name="表25.1">
          <table:table-cell table:style-name="表25.A1" office:value-type="string">
            <text:p text:style-name="P187">Oracle</text:p>
          </table:table-cell>
          <table:table-cell table:style-name="表25.B1" office:value-type="string">
            <text:p text:style-name="P187">PostgreSQL</text:p>
          </table:table-cell>
        </table:table-row>
        <table:table-row table:style-name="表25.2">
          <table:table-cell table:style-name="表25.A2" office:value-type="string">
            <text:p text:style-name="P184">C1%<text:span text:style-name="T64">NOTFOUND</text:span>;</text:p>
          </table:table-cell>
          <table:table-cell table:style-name="表25.B2" office:value-type="string">
            <text:p text:style-name="P186"><text:span text:style-name="T45"><text:s/></text:span><text:span text:style-name="T64">NOTFOUND</text:span><text:span text:style-name="T55">;</text:span></text:p>
          </table:table-cell>
        </table:table-row>
      </table:table>
      <text:p text:style-name="P180"/>
      <text:p text:style-name="P218"><text:span text:style-name="T64">Oracleでは、カーソル名を明示して終了判定（NOTFOUND）しますが、PostgeSQLではカーソル名の指定はできません。</text:span></text:p>
      <text:p text:style-name="P217"><text:span text:style-name="T16"/></text:p>
      <text:h text:style-name="P193" text:outline-level="3">カーソルの更新</text:h>
      <text:p text:style-name="P223"><text:span text:style-name="T16"/></text:p>
      <text:p text:style-name="P182">カーソルのカレント行に対する更新の記述には相違ありません。</text:p>
      <table:table table:name="表26" table:style-name="表26">
        <table:table-column table:style-name="表26.A"/>
        <table:table-row>
          <table:table-cell table:style-name="表26.A1" office:value-type="string">
            <text:p text:style-name="P174"><text:span text:style-name="T65">UPDATE </text:span><text:span text:style-name="T49"><text:s/></text:span><text:span text:style-name="T65">foo <text:s/>SET <text:s/>C1 <text:s/>= '0' <text:s text:c="2"/>WHERE CURRENT OF C1;</text:span></text:p>
            <text:p text:style-name="P174"><text:span text:style-name="T65">DELETE <text:s/>FROM <text:s/>foo <text:s/>WHERE <text:s/>CURRENT OF C1;</text:span></text:p>
          </table:table-cell>
        </table:table-row>
      </table:table>
      <text:p text:style-name="P181"/>
      <text:p text:style-name="P220"><text:span text:style-name="T65">カーソルの宣言時にFOR UPDATEを使って作成したカーソルの現在行に対して項目の値の変更およびレコードの削除を行います。</text:span></text:p>
      <text:p text:style-name="P220"><text:span text:style-name="T16"/></text:p>
      <text:p text:style-name="P223"><text:span text:style-name="T16"/></text:p>
      <text:h text:style-name="P190" text:outline-level="3">カーソルのCLOSE</text:h>
      <text:p text:style-name="P152"/>
      <text:p text:style-name="P142">カーソルの<text:span text:style-name="T56">CLOSE</text:span>の記述には相違ありません。</text:p>
      <table:table table:name="表22" table:style-name="表22">
        <table:table-column table:style-name="表22.A"/>
        <table:table-row>
          <table:table-cell table:style-name="表22.A1" office:value-type="string">
            <text:p text:style-name="P70"><text:span text:style-name="T56">CLOSE</text:span><text:span text:style-name="T49"> </text:span><text:span text:style-name="T55">C1%</text:span><text:span text:style-name="T55">;</text:span></text:p>
          </table:table-cell>
        </table:table-row>
      </table:table>
      <text:p text:style-name="P115"/>
      <text:p text:style-name="P219">OPENしたカーソルを閉じます。</text:p>
      <text:p text:style-name="P219"><text:soft-page-break/></text:p>
      <text:h text:style-name="P199" text:outline-level="2"><text:bookmark-start text:name="__RefHeading__2186_170237214"/>エラーハンドリング<text:bookmark-end text:name="__RefHeading__2186_170237214"/></text:h>
      <text:p text:style-name="P100"/>
      <text:h text:style-name="P194" text:outline-level="3">EXCEPTION文</text:h>
      <text:p text:style-name="P154"/>
      <text:p text:style-name="P128">EXCEPTIONの記述には相違ありません。</text:p>
      <table:table table:name="表16" table:style-name="表16">
        <table:table-column table:style-name="表16.A"/>
        <table:table-row>
          <table:table-cell table:style-name="表16.A1" office:value-type="string">
            <text:p text:style-name="P74">EXCEPTION</text:p>
            <text:p text:style-name="P74"><text:s text:c="4"/>WHEN condition1 THEN <text:s/>handler_statements1</text:p>
            <text:p text:style-name="P74"><text:s text:c="4"/>WHEN condition2 THEN <text:s/>handler_statements2</text:p>
            <text:p text:style-name="P74"><text:s text:c="4"/>WHEN OTHERS <text:s text:c="4"/>THEN <text:s/>handler_statements3</text:p>
            <text:p text:style-name="P74">END;</text:p>
          </table:table-cell>
        </table:table-row>
      </table:table>
      <text:p text:style-name="P111"/>
      <text:p text:style-name="P158">WHENの後に記述された例外の内容と合致したときにTHENの後に記述された処理を行います。</text:p>
      <text:p text:style-name="P158">指定された例外以外が発生したときは、呼び出し元にエラー情報が伝搬します。</text:p>
      <text:p text:style-name="P158"/>
      <text:p text:style-name="P158">例外に設定されている名前に相違があるものは個別に書換えが必要です。</text:p>
      <text:p text:style-name="P158">以下は例外の一部についての対比をまとめましたので、参考にしてください。</text:p>
      <table:table table:name="表17" table:style-name="表17">
        <table:table-column table:style-name="表17.A"/>
        <table:table-column table:style-name="表17.B"/>
        <table:table-column table:style-name="表17.C"/>
        <table:table-row>
          <table:table-cell table:style-name="表17.A1" office:value-type="string">
            <text:p text:style-name="P61">Oracleの例外名</text:p>
          </table:table-cell>
          <table:table-cell table:style-name="表17.A1" office:value-type="string">
            <text:p text:style-name="P89"><text:span text:style-name="T52">PostgreSQL</text:span><text:span text:style-name="T19">の例外名</text:span></text:p>
          </table:table-cell>
          <table:table-cell table:style-name="表17.C1" office:value-type="string">
            <text:p text:style-name="P75">相違</text:p>
          </table:table-cell>
        </table:table-row>
        <table:table-row>
          <table:table-cell table:style-name="表17.A2" office:value-type="string">
            <text:p text:style-name="P91">CASE_NOT_FOUND</text:p>
          </table:table-cell>
          <table:table-cell table:style-name="表17.B2" office:value-type="string">
            <text:p text:style-name="P92">CASE_NOT_FOUND</text:p>
          </table:table-cell>
          <table:table-cell table:style-name="表17.C2" office:value-type="string">
            <text:p text:style-name="P77">同じ</text:p>
          </table:table-cell>
        </table:table-row>
        <table:table-row>
          <table:table-cell table:style-name="表17.A3" office:value-type="string">
            <text:p text:style-name="P91">INVALID_CURSOR</text:p>
          </table:table-cell>
          <table:table-cell table:style-name="表17.B3" office:value-type="string">
            <text:p text:style-name="P170">INVALID_CURSOR_STATE</text:p>
          </table:table-cell>
          <table:table-cell table:style-name="表17.C3" office:value-type="string">
            <text:p text:style-name="P78">書換え必要</text:p>
          </table:table-cell>
        </table:table-row>
        <table:table-row>
          <table:table-cell table:style-name="表17.A4" office:value-type="string">
            <text:p text:style-name="P91">NO_DATA_FOUND</text:p>
          </table:table-cell>
          <table:table-cell table:style-name="表17.B4" office:value-type="string">
            <text:p text:style-name="P170">NO_DATA_FOUND</text:p>
          </table:table-cell>
          <table:table-cell table:style-name="表17.C4" office:value-type="string">
            <text:p text:style-name="P173">同じ</text:p>
          </table:table-cell>
        </table:table-row>
        <table:table-row>
          <table:table-cell table:style-name="表17.A5" office:value-type="string">
            <text:p text:style-name="P91">STORAGE_ERROR</text:p>
          </table:table-cell>
          <table:table-cell table:style-name="表17.B5" office:value-type="string">
            <text:p text:style-name="P171"><text:span text:style-name="T62">OUT_OF_MEMORY</text:span></text:p>
          </table:table-cell>
          <table:table-cell table:style-name="表17.C5" office:value-type="string">
            <text:p text:style-name="P172">書換え必要</text:p>
          </table:table-cell>
        </table:table-row>
        <table:table-row>
          <table:table-cell table:style-name="表17.A6" office:value-type="string">
            <text:p text:style-name="P91">TOO_MANY_ROWS</text:p>
          </table:table-cell>
          <table:table-cell table:style-name="表17.B6" office:value-type="string">
            <text:p text:style-name="P92">TOO_MANY_ROWS</text:p>
          </table:table-cell>
          <table:table-cell table:style-name="表17.C6" office:value-type="string">
            <text:p text:style-name="P173">同じ</text:p>
          </table:table-cell>
        </table:table-row>
        <table:table-row>
          <table:table-cell table:style-name="表17.A7" office:value-type="string">
            <text:p text:style-name="P91">ZERO_DIVIDE</text:p>
          </table:table-cell>
          <table:table-cell table:style-name="表17.B7" office:value-type="string">
            <text:p text:style-name="P92">DIVISION_BY_ZERO</text:p>
          </table:table-cell>
          <table:table-cell table:style-name="表17.C7" office:value-type="string">
            <text:p text:style-name="P76">書換え必要</text:p>
          </table:table-cell>
        </table:table-row>
      </table:table>
      <text:p text:style-name="P158"/>
      <text:p text:style-name="P158">なお、PostgreSQLのエラーコードに対する例外名はマニュアルの付録に記載があるので参考にしてください。</text:p>
      <text:p text:style-name="P222">　　<text:a xlink:type="simple" xlink:href="http://www.postgresql.jp/document/9.2/html/errcodes-appendix.html#ERRCODES-TABLE"><text:span text:style-name="T63">http://www.postgresql.jp/document/9.2/html/errcodes-appendix.html#ERRCODES-TABLE</text:span></text:a></text:p>
      <text:p text:style-name="P222"><text:span text:style-name="T63"/></text:p>
      <text:p text:style-name="P158"/>
      <text:h text:style-name="P195" text:outline-level="3"><text:span text:style-name="T15">RAISE</text:span><text:span text:style-name="T16">文</text:span></text:h>
      <text:p text:style-name="P152"/>
      <text:p text:style-name="P129">RAISEの記述には相違ありません。</text:p>
      <table:table table:name="表19" table:style-name="表19">
        <table:table-column table:style-name="表19.A"/>
        <table:table-row>
          <table:table-cell table:style-name="表19.A1" office:value-type="string">
            <text:p text:style-name="P36"><text:span text:style-name="T50">RAISE </text:span><text:span text:style-name="T54">exception;</text:span></text:p>
          </table:table-cell>
        </table:table-row>
      </table:table>
      <text:p text:style-name="P112"/>
      <text:p text:style-name="P112">事前定義の例外を明示的に呼び出します。</text:p>
      <text:p text:style-name="P112">但し、Oracleでは宣言部で例外の名前を宣言して、RAISEで例外を呼び出せますが、PostgreSQLでは宣言部での名前の宣言が出来ないので、RAISE文で例外を記述する事になります。</text:p>
      <text:p text:style-name="P9"/>
      <text:h text:style-name="P204" text:outline-level="1"><text:bookmark-start text:name="__RefHeading__2091_1722043051"/>OracleからPostgreSQLへの移行（その他）<text:bookmark-end text:name="__RefHeading__2091_1722043051"/></text:h>
      <text:p text:style-name="P47"/>
      <text:h text:style-name="P199" text:outline-level="2"><text:bookmark-start text:name="__RefHeading__2093_1722043051"/>起動方法<text:bookmark-end text:name="__RefHeading__2093_1722043051"/></text:h>
      <text:p text:style-name="P100"/>
      <text:p text:style-name="P131"><text:span text:style-name="T55">実行方法に</text:span>ついては注意が必要です。</text:p>
      <table:table table:name="表23" table:style-name="表23">
        <table:table-column table:style-name="表23.A"/>
        <table:table-column table:style-name="表23.B"/>
        <table:table-row table:style-name="表23.1">
          <table:table-cell table:style-name="表23.A1" office:value-type="string">
            <text:p text:style-name="P29">Oracle</text:p>
          </table:table-cell>
          <table:table-cell table:style-name="表23.B1" office:value-type="string">
            <text:p text:style-name="P29">PostgreSQL</text:p>
          </table:table-cell>
        </table:table-row>
        <table:table-row table:style-name="表23.2">
          <table:table-cell table:style-name="表23.A2" office:value-type="string">
            <text:p text:style-name="P185">BEGIN</text:p>
            <text:p text:style-name="P185"><text:s text:c="3"/>EXECUTE stoad_name</text:p>
            <text:p text:style-name="P185">END;</text:p>
          </table:table-cell>
          <table:table-cell table:style-name="表23.B2" office:value-type="string">
            <text:p text:style-name="P35"><text:span text:style-name="T45"><text:s/></text:span><text:span text:style-name="T55">SELECT <text:s/></text:span><text:span text:style-name="T56">func_namae();</text:span></text:p>
          </table:table-cell>
        </table:table-row>
      </table:table>
      <text:p text:style-name="P216"/>
      <text:p text:style-name="P164"><text:soft-page-break/><text:span text:style-name="T56">PostgreSQLでは、</text:span><text:span text:style-name="T55">ストアドファンクション（関数）として登録していますのでSELECT文を使って呼び出します。</text:span></text:p>
      <text:p text:style-name="P216"/>
      <text:p text:style-name="P100"/>
      <text:h text:style-name="P199" text:outline-level="2"><text:bookmark-start text:name="__RefHeading__1674_902736162"/>トランザクション制御<text:bookmark-end text:name="__RefHeading__1674_902736162"/></text:h>
      <text:p text:style-name="P100"/>
      <text:p text:style-name="P100">PostgreSQLnoストアドファンクションは、外部トランザクションの一部として実行されますので、処理中にCOMMITを実行できません。</text:p>
      <text:p text:style-name="P143"><text:span text:style-name="T1">Oracleでは</text:span><text:span text:style-name="T47">「</text:span><text:span text:style-name="T48">PRAGMA AUTONOMOUS_TRANSACTION</text:span><text:span text:style-name="T47">」</text:span> <text:span text:style-name="T1">を使って呼び出し元とトランザクションを分離する事が出来ますが、PostgreSQLにはこのような機能はありません。</text:span></text:p>
      <text:p text:style-name="P100"/>
      <text:p text:style-name="P178">EXCEPTIONで例外の発生が判断された時は、BIGIN以降のすべてのデータベースに対する更新処理が自動的にロールバックします。</text:p>
      <text:p text:style-name="P100"/>
      <text:h text:style-name="P205" text:outline-level="1"><text:bookmark-start text:name="__RefHeading__3473_992581857"/>OracleからPostgreSQLへの移行に関するまとめ<text:bookmark-end text:name="__RefHeading__3473_992581857"/></text:h>
      <text:p text:style-name="P50"/>
      <text:p text:style-name="P207">SQLレベルであったり手続き言語の構文については、ある程度単純な置換え作業は可能と思われます。</text:p>
      <text:p text:style-name="P207">しかしPostgreSQLではファンクション（関数）としてのみ登録が可能で、Oracleのパッケージの考え方がなく、複雑なバッチ処理に必要なトランザクション制御も実装できない状況を考えると、単純に移行が出来るストアドプロシージャは限られてくるものと思われます。</text:p>
      <text:p text:style-name="P207">処理の内容によっては、ストアドプロシージャは移行するよりも、他の言語で実装する方が容易になる可能性もあります。</text:p>
      <text:p text:style-name="P207"/>
      <text:p text:style-name="P51"><text:span text:style-name="T53">Oracleのストアドプロシージャでは、</text:span><text:span text:style-name="T57">ユーティリティパッケージ（DBMS_OUTPUTやUTL_FILE）が、よく使用されていますが、これらはOracleが提供しているものなので当然PostgreSQLには実装されていないのでつかえません。</text:span></text:p>
      <text:p text:style-name="P208">DBMS_OUTPUTは同様の機能としてRAISE NOTICEで代用できますが構文が違うので個別での対応が必要と思われます。</text:p>
      <text:p text:style-name="P208"/>
      <text:p text:style-name="P209">参考ですがOrafceではユーティリティーパッケージの一部の実装を実現しています。</text:p>
      <text:p text:style-name="P209">但し、仕様的にOracleとの違いがありますので注意が必要です。</text:p>
      <text:p text:style-name="P52"><text:span text:style-name="T57">　　例）DBMS_</text:span><text:span text:style-name="T58">OUTPUの通知のタイミング</text:span></text:p>
      <text:p text:style-name="P210">　　　　　Oracle　トランザクションの終了時</text:p>
      <text:p text:style-name="P210">　　　　　Orafce　送信都度</text:p>
      <text:p text:style-name="P7">著者</text:p>
      <table:table table:name="表4" table:style-name="表4">
        <table:table-column table:style-name="表4.A" table:number-columns-repeated="3"/>
        <table:table-column table:style-name="表4.D"/>
        <table:table-row>
          <table:table-cell table:style-name="表4.A1" office:value-type="string">
            <text:p text:style-name="Table_20_Heading">版</text:p>
          </table:table-cell>
          <table:table-cell table:style-name="表4.A1" office:value-type="string">
            <text:p text:style-name="P53">所属企業・団体名</text:p>
          </table:table-cell>
          <table:table-cell table:style-name="表4.A1" office:value-type="string">
            <text:p text:style-name="Table_20_Heading">部署名</text:p>
          </table:table-cell>
          <table:table-cell table:style-name="表4.D1" office:value-type="string">
            <text:p text:style-name="Table_20_Heading">氏名</text:p>
          </table:table-cell>
        </table:table-row>
        <table:table-row>
          <table:table-cell table:style-name="表4.A11" table:number-rows-spanned="10" office:value-type="string">
            <text:p text:style-name="P65"><text:span text:style-name="T24">ストアドプロシージャ移行調査編</text:span> 第1版</text:p>
            <text:p text:style-name="P61">（2012年度 WG2）</text:p>
          </table:table-cell>
          <table:table-cell table:style-name="表4.C11" office:value-type="string">
            <text:p text:style-name="P61">クオリカ株式会社</text:p>
          </table:table-cell>
          <table:table-cell table:style-name="表4.C11" office:value-type="string">
            <text:p text:style-name="P61">開発センター</text:p>
          </table:table-cell>
          <table:table-cell table:style-name="表4.D11" office:value-type="string">
            <text:p text:style-name="P61">坂本　浩行</text:p>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4" office:value-type="string">
            <text:p text:style-name="Table_20_Contents"/>
          </table:table-cell>
          <table:table-cell table:style-name="表4.C4" office:value-type="string">
            <text:p text:style-name="Table_20_Contents"/>
          </table:table-cell>
          <table:table-cell table:style-name="表4.D4"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row>
          <table:covered-table-cell/>
          <table:table-cell table:style-name="表4.C11" office:value-type="string">
            <text:p text:style-name="Table_20_Contents"/>
          </table:table-cell>
          <table:table-cell table:style-name="表4.C11" office:value-type="string">
            <text:p text:style-name="Table_20_Contents"/>
          </table:table-cell>
          <table:table-cell table:style-name="表4.D11" office:value-type="string">
            <text:p text:style-name="Table_20_Contents"/>
          </table:table-cell>
        </table:table-row>
      </table:table>
      <text:p text:style-name="Table"/>
      <text:p text:style-name="P4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S PGothic" svg:font-family="'MS PGothic'"/>
    <style:font-face style:name="Mangal2" svg:font-family="Mangal"/>
    <style:font-face style:name="OpenSymbol" svg:font-family="OpenSymbol"/>
    <style:font-face style:name="ＭＳ 明朝"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size="24pt" fo:font-weight="bold" style:font-name-asian="IPAゴシック"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size="16pt" style:font-name-asian="IPA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100%"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cm" fo:margin-bottom="0cm" style:contextual-spacing="false" fo:line-height="0.423cm"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1"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Source_20_Text" style:display-name="Source Text" style:family="text">
      <style:text-properties style:font-name="Courier New" style:font-name-asian="ＭＳ Ｐゴシック1" style:font-name-complex="Courier New"/>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 fo:font-size="6pt" style:font-size-asian="6pt" style:font-size-complex="6pt"/>
    </style:style>
    <style:style style:name="MP4" style:family="paragraph">
      <style:paragraph-properties fo:text-align="end"/>
    </style:style>
    <style:style style:name="MP5" style:family="paragraph">
      <style:paragraph-properties fo:text-align="end"/>
      <style:text-properties style:font-name="IPAゴシック2" fo:font-size="6pt" style:font-size-asian="6pt" style:font-size-complex="6pt"/>
    </style:style>
    <style:style style:name="MP6" style:family="paragraph">
      <style:text-properties style:font-name="IPA Pゴシック1"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13</text:page-number><text:span text:style-name="MT2">/</text:span><text:span text:style-name="MT2"><text:page-count>13</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27"><draw:image xlink:href="Pictures/100000000000049D0000015E34831C08.jpg" xlink:type="simple" xlink:show="embed" xlink:actuate="onLoad"/></draw:frame></text:p>
      </style:header>
      <style:footer>
        <text:p text:style-name="Footer"><draw:frame text:anchor-type="paragraph" draw:z-index="1" draw:style-name="Mgr1" draw:text-style-name="MP5" svg:width="7.818cm" svg:height="0.458cm" svg:x="9.239cm" svg:y="0.071cm"><draw:text-box><text:p text:style-name="MP4"><text:span text:style-name="MT3">© 2013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25"><draw:image xlink:href="Pictures/100000000000049D0000015E34831C08.jpg" xlink:type="simple" xlink:show="embed" xlink:actuate="onLoad"/></draw:frame></text:p>
      </style:header>
      <style:footer>
        <text:p text:style-name="MP1"><draw:frame text:anchor-type="paragraph" draw:z-index="14" draw:style-name="Mgr1" draw:text-style-name="MP3" svg:width="7.818cm" svg:height="0.458cm" svg:x="9.239cm" svg:y="0.071cm"><draw:text-box><text:p text:style-name="MP4"><text:span text:style-name="MT3">© 2013 PostgreSQL Enterprise Consortium </text:span></text:p></draw:text-box></draw:frame><text:page-number text:select-page="current">13</text:page-number><text:span text:style-name="MT2">/</text:span><text:span text:style-name="MT2"><text:page-count>13</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20"><draw:image xlink:href="Pictures/100000000000049D0000015E34831C08.jpg" xlink:type="simple" xlink:show="embed" xlink:actuate="onLoad"/></draw:frame></text:p>
      </style:header>
      <style:footer>
        <text:p text:style-name="MP1"><draw:frame text:anchor-type="paragraph" draw:z-index="8" draw:style-name="Mgr1" draw:text-style-name="MP6" svg:width="7.818cm" svg:height="0.458cm" svg:x="9.239cm" svg:y="0.071cm"><draw:text-box><text:p text:style-name="MP4"><text:span text:style-name="MT3">© 2013 PostgreSQL Enterprise Consortium </text:span></text:p></draw:text-box></draw:frame><text:page-number text:select-page="current">12</text:page-number><text:span text:style-name="MT2">/</text:span><text:span text:style-name="MT2"><text:page-count>13</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0H54M55S</meta:editing-duration>
    <meta:editing-cycles>30</meta:editing-cycles>
    <meta:generator>LibreOffice/3.6$Windows_x86 LibreOffice_project/2ef5aff-a6fb0ff-166bdff-cf087ad-0f1389</meta:generator>
    <dc:date>2013-03-28T16:20:38.66</dc:date>
    <dc:title>PGECons技術ドキュメントテンプレート Ver.3</dc:title>
    <meta:document-statistic meta:table-count="28" meta:image-count="6" meta:object-count="0" meta:page-count="13" meta:paragraph-count="382" meta:word-count="5704" meta:character-count="9488" meta:non-whitespace-character-count="8943"/>
  </office:meta>
</office:document-meta>
</file>